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14.736cm"/>
    </style:style>
    <style:style style:name="gr9" style:family="graphic" style:parent-style-name="standard">
      <style:graphic-properties draw:stroke="none" draw:fill="none" fo:min-height="15.64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26.398cm"/>
    </style:style>
    <style:style style:name="pr6" style:family="presentation" style:parent-style-name="Default-subtitle">
      <style:graphic-properties draw:fill-color="#ffffff" fo:min-height="14.7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color="#ff0000" fo:font-size="24pt" style:font-size-asian="24pt" style:font-size-complex="2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28pt" style:font-size-asian="24pt" style:font-size-complex="24pt"/>
    </style:style>
    <style:style style:name="P10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0000"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size="24pt" fo:font-style="normal" style:font-size-asian="24pt" style:font-style-asian="normal" style:font-size-complex="24pt" style:font-style-complex="normal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style:use-window-font-color="true" fo:font-size="24pt" style:font-size-asian="24pt" style:font-size-complex="24pt"/>
    </style:style>
    <style:style style:name="T12" style:family="text">
      <style:text-properties fo:color="#008000"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Conductor API</text:span></text:p>
          </draw:text-box>
        </draw:frame>
        <draw:frame presentation:style-name="pr2" draw:text-style-name="P3" draw:layer="layout" svg:width="24.639cm" svg:height="12.43cm" svg:x="2.032cm" svg:y="4.914cm" presentation:class="subtitle" presentation:user-transformed="true">
          <draw:text-box>
            <text:p><text:span text:style-name="T2"/></text:p>
            <text:p text:style-name="P2"><text:span text:style-name="T3"/></text:p>
            <text:p text:style-name="P2"><text:span text:style-name="T3">Approach</text:span></text:p>
            <text:p text:style-name="P2"><text:span text:style-name="T3"/></text:p>
            <text:p text:style-name="P2"><text:span text:style-name="T3">What is done and what is next</text:span></text:p>
            <text:p text:style-name="P2"><text:span text:style-name="T3"/></text:p>
            <text:p text:style-name="P2"><text:span text:style-name="T3">API Walkthrough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Petr Blaho, Jiří Stránský, Maros Zatko, Richard Su, Martyn Taylor, Jay Guiditta, and oth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Approach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Same controllers as the Conductor UI</text:span></text:p>
            <text:p text:style-name="P2"><text:span text:style-name="T3"/></text:p>
            <text:p text:style-name="P2"><text:span text:style-name="T3">XML based, tests to establish the format of exchange</text:span></text:p>
            <text:p text:style-name="P2"><text:span text:style-name="T3"/></text:p>
            <text:p text:style-name="P2"><text:span text:style-name="T3">Expose most models as resources</text:span></text:p>
            <text:p text:style-name="P2"><text:span text:style-name="T3"/></text:p>
            <text:p text:style-name="P2"><text:span text:style-name="T3">Bottom up:</text:span></text:p>
            <text:p text:style-name="P2"><text:span text:style-name="T3">Providers -&gt; Pools -&gt; Realms -&gt; Deployables -&gt; Deployments -&gt; Instances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text-style-name="P3" draw:layer="layout" svg:width="12.023cm" svg:height="13.462cm" svg:x="1.439cm" svg:y="2.346cm" presentation:class="outline" presentation:user-transformed="true">
          <draw:text-box>
            <text:list text:style-name="L2">
              <text:list-header>
                <text:p text:style-name="P2"><text:span text:style-name="T5">What's “Done”</text:span></text:p>
                <text:p text:style-name="P2"><text:span text:style-name="T2"/></text:p>
              </text:list-header>
              <text:list-item>
                <text:p text:style-name="P2"><text:span text:style-name="T2">Providers</text:span></text:p>
              </text:list-item>
              <text:list-item>
                <text:p text:style-name="P2"><text:span text:style-name="T2">Provider Accounts</text:span></text:p>
              </text:list-item>
              <text:list-item>
                <text:p text:style-name="P2"><text:span text:style-name="T2">Pool Families</text:span></text:p>
              </text:list-item>
              <text:list-item>
                <text:p text:style-name="P2"><text:span text:style-name="T2">Pools</text:span></text:p>
              </text:list-item>
              <text:list-item>
                <text:p text:style-name="P2"><text:span text:style-name="T2">Catalogs</text:span></text:p>
              </text:list-item>
              <text:list-item>
                <text:p text:style-name="P2"><text:span text:style-name="T2">Provider Realms</text:span></text:p>
              </text:list-item>
            </text:list>
          </draw:text-box>
        </draw:frame>
        <draw:frame presentation:style-name="pr4" draw:text-style-name="P3" draw:layer="layout" svg:width="12.023cm" svg:height="17.272cm" svg:x="13.97cm" svg:y="2.286cm" presentation:class="outline" presentation:user-transformed="true">
          <draw:text-box>
            <text:list text:style-name="L3">
              <text:list-header>
                <text:p><text:span text:style-name="T5">What's Next</text:span></text:p>
                <text:p><text:span text:style-name="T2"/></text:p>
              </text:list-header>
            </text:list>
            <text:list text:style-name="L2">
              <text:list-item>
                <text:p><text:span text:style-name="T2">Provider Types</text:span></text:p>
              </text:list-item>
              <text:list-item>
                <text:p><text:span text:style-name="T2">Frontend Realms</text:span></text:p>
              </text:list-item>
              <text:list-item>
                <text:p><text:span text:style-name="T2">Deployables</text:span></text:p>
              </text:list-item>
              <text:list-item>
                <text:p><text:span text:style-name="T2">Deployments</text:span></text:p>
              </text:list-item>
              <text:list-item>
                <text:p><text:span text:style-name="T2">Instances</text:span></text:p>
              </text:list-item>
              <text:list-item>
                <text:p><text:span text:style-name="T2">Mapping Provider Accounts to Pool Families</text:span></text:p>
              </text:list-item>
              <text:list-item>
                <text:p><text:span text:style-name="T2">Querying</text:span></text:p>
              </text:list-item>
            </text:list>
            <text:list text:style-name="L3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s - Create</text:span></text:p>
          </draw:text-box>
        </draw:frame>
        <draw:frame presentation:style-name="pr2" draw:text-style-name="P3" draw:layer="layout" svg:width="24.639cm" svg:height="12.179cm" svg:x="1.96cm" svg:y="3.823cm" presentation:class="subtitle" presentation:user-transformed="true">
          <draw:text-box>
            <text:p><text:span text:style-name="T2"/></text:p>
            <text:p text:style-name="P2"><text:span text:style-name="T3">curl -X POST https://localhost/conductor/api/providers </text:span></text:p>
            <text:p text:style-name="P2"><text:span text:style-name="T3">--data " </text:span></text:p>
            <text:p text:style-name="P2"><text:span text:style-name="T3">&lt;provider&gt;</text:span></text:p>
            <text:p text:style-name="P2"><text:span text:style-name="T3">&lt;name&gt;providername&lt;/name&gt;</text:span></text:p>
            <text:p text:style-name="P2"><text:span text:style-name="T3">&lt;provider_type id='1' /&gt;</text:span></text:p>
            <text:p text:style-name="P2"><text:span text:style-name="T3">&lt;url&gt;http://localhost:3002/api&lt;/url&gt;</text:span></text:p>
            <text:p text:style-name="P2"><text:span text:style-name="T3">&lt;/provider&gt;" 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s – Create Response</text:span></text:p>
          </draw:text-box>
        </draw:frame>
        <draw:frame presentation:style-name="pr2" draw:text-style-name="P5" draw:layer="layout" svg:width="24.639cm" svg:height="16.13cm" svg:x="2.031cm" svg:y="3.774cm" presentation:class="subtitle" presentation:user-transformed="true">
          <draw:text-box>
            <text:p text:style-name="P2"><text:span text:style-name="T3">HTTP status 200 </text:span></text:p>
            <text:p text:style-name="P2"><text:span text:style-name="T3"/></text:p>
            <text:p text:style-name="P2"><text:span text:style-name="T3">&lt;provider href='http://localhost/conductor/api/providers/1' id='1'&gt;</text:span></text:p>
            <text:p text:style-name="P2"><text:span text:style-name="T3"><text:s text:c="2"/></text:span><text:span text:style-name="T3">&lt;name&gt;providername&lt;/name&gt;</text:span></text:p>
            <text:p text:style-name="P2"><text:span text:style-name="T3"><text:s text:c="2"/></text:span><text:span text:style-name="T3">&lt;url&gt;http://localhost:3002/api&lt;/url&gt;</text:span></text:p>
            <text:p text:style-name="P2"><text:span text:style-name="T3"><text:s text:c="2"/></text:span><text:span text:style-name="T3">&lt;provider_type&gt;mock&lt;/provider_type&gt;</text:span></text:p>
            <text:p text:style-name="P2"><text:span text:style-name="T3"><text:s text:c="2"/></text:span><text:span text:style-name="T3">&lt;deltacloud_provider&gt;&lt;/deltacloud_provider&gt;</text:span></text:p>
            <text:p text:style-name="P2"><text:span text:style-name="T3">&lt;/provider&gt;</text:span></text:p>
            <text:p text:style-name="P2"><text:span text:style-name="T3"/></text:p>
            <text:p text:style-name="P2"><text:span text:style-name="T3">HTTP status 400 Bad Request - for validation errors</text:span></text:p>
            <text:p text:style-name="P2"><text:span text:style-name="T3"/></text:p>
            <text:p text:style-name="P2"><text:span text:style-name="T3">&lt;errors&gt;</text:span></text:p>
            <text:p text:style-name="P2"><text:span text:style-name="T3"><text:s text:c="2"/></text:span><text:span text:style-name="T3">&lt;error&gt;</text:span></text:p>
            <text:p text:style-name="P2"><text:span text:style-name="T3"><text:s text:c="4"/></text:span><text:span text:style-name="T3">&lt;message&gt;Provider name has already been taken&lt;/message&gt;</text:span></text:p>
            <text:p text:style-name="P2"><text:span text:style-name="T3"><text:s text:c="2"/></text:span><text:span text:style-name="T3">&lt;/error&gt;</text:span></text:p>
            <text:p text:style-name="P2"><text:span text:style-name="T3">&lt;/errors&gt;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s – List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curl -X GET https://localhost/conductor/api/providers</text:span></text:p>
            <text:p text:style-name="P2"><text:span text:style-name="T3"/></text:p>
            <text:p text:style-name="P2"><text:span text:style-name="T3">&lt;providers&gt;</text:span></text:p>
            <text:p text:style-name="P2"><text:span text:style-name="T3"><text:s text:c="2"/></text:span><text:span text:style-name="T3">&lt;provider href='http://localhost/conductor/api/providers/7' id='7'&gt;</text:span></text:p>
            <text:p text:style-name="P2"><text:span text:style-name="T3"><text:s text:c="2"/></text:span><text:span text:style-name="T3">&lt;/provider&gt;</text:span></text:p>
            <text:p text:style-name="P2"><text:span text:style-name="T3"><text:s text:c="2"/></text:span><text:span text:style-name="T3">&lt;provider href='http://localhost/conductor/api/providers/1' id='1'&gt;</text:span></text:p>
            <text:p text:style-name="P2"><text:span text:style-name="T3"><text:s text:c="2"/></text:span><text:span text:style-name="T3">&lt;/provider&gt;</text:span></text:p>
            <text:p text:style-name="P2"><text:span text:style-name="T3">&lt;/providers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s – Show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curl -X GET https://localhost/conductor/api/providers/1</text:span></text:p>
            <text:p text:style-name="P2"><text:span text:style-name="T3"/></text:p>
            <text:p text:style-name="P2"><text:span text:style-name="T3">HTTP status 200 OK</text:span></text:p>
            <text:p text:style-name="P2"><text:span text:style-name="T3"/></text:p>
            <text:p text:style-name="P2"><text:span text:style-name="T3">&lt;provider href='http://localhost/conductor/api/providers/1' id='1'&gt;</text:span></text:p>
            <text:p text:style-name="P2"><text:span text:style-name="T3"><text:s text:c="2"/></text:span><text:span text:style-name="T3">&lt;name&gt;mock 1&lt;/name&gt;</text:span></text:p>
            <text:p text:style-name="P2"><text:span text:style-name="T3"><text:s text:c="2"/></text:span><text:span text:style-name="T3">&lt;url&gt;http://localhost:3002/api&lt;/url&gt;</text:span></text:p>
            <text:p text:style-name="P2"><text:span text:style-name="T3"><text:s text:c="2"/></text:span><text:span text:style-name="T3">&lt;provider_type&gt;mock&lt;/provider_type&gt;</text:span></text:p>
            <text:p text:style-name="P2"><text:span text:style-name="T3"><text:s text:c="2"/></text:span><text:span text:style-name="T3">&lt;deltacloud_provider&gt;&lt;/deltacloud_provider&gt;</text:span></text:p>
            <text:p text:style-name="P2"><text:span text:style-name="T3">&lt;/provider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s – Update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curl -X PUT https://localhost/conductor/api/providers/1 </text:span></text:p>
            <text:p text:style-name="P2"><text:span text:style-name="T3">--data " </text:span></text:p>
            <text:p text:style-name="P2"><text:span text:style-name="T3">&lt;provider&gt;</text:span></text:p>
            <text:p text:style-name="P2"><text:span text:style-name="T3">&lt;name&gt;providername&lt;/name&gt;</text:span></text:p>
            <text:p text:style-name="P2"><text:span text:style-name="T3">&lt;provider_type id='1' /&gt;</text:span></text:p>
            <text:p text:style-name="P2"><text:span text:style-name="T3">&lt;url&gt;http://localhost:3003/api&lt;/url&gt;</text:span></text:p>
            <text:p text:style-name="P2"><text:span text:style-name="T3">&lt;/provider&gt;" 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s – Update Response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HTTP status 200 OK</text:span></text:p>
            <text:p text:style-name="P2"><text:span text:style-name="T3"/></text:p>
            <text:p text:style-name="P2"><text:span text:style-name="T3">&lt;provider href='http://localhost/conductor/api/providers/1' id='1'&gt;</text:span></text:p>
            <text:p text:style-name="P2"><text:span text:style-name="T3"><text:s text:c="2"/></text:span><text:span text:style-name="T3">&lt;name&gt;providername&lt;/name&gt;</text:span></text:p>
            <text:p text:style-name="P2"><text:span text:style-name="T3"><text:s text:c="2"/></text:span><text:span text:style-name="T3">&lt;url&gt;http://localhost:3003/api&lt;/url&gt;</text:span></text:p>
            <text:p text:style-name="P2"><text:span text:style-name="T3"><text:s text:c="2"/></text:span><text:span text:style-name="T3">&lt;provider_type&gt;mock&lt;/provider_type&gt;</text:span></text:p>
            <text:p text:style-name="P2"><text:span text:style-name="T3"><text:s text:c="2"/></text:span><text:span text:style-name="T3">&lt;deltacloud_provider&gt;&lt;/deltacloud_provider&gt;</text:span></text:p>
            <text:p text:style-name="P2"><text:span text:style-name="T3">&lt;/provider&gt;</text:span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s - Delete</text:span></text:p>
          </draw:text-box>
        </draw:frame>
        <draw:frame presentation:style-name="pr2" draw:text-style-name="P5" draw:layer="layout" svg:width="24.639cm" svg:height="18.099cm" svg:x="2.286cm" svg:y="4.79cm" presentation:class="subtitle" presentation:user-transformed="true">
          <draw:text-box>
            <text:p text:style-name="P2"><text:span text:style-name="T3">Request:</text:span></text:p>
            <text:p text:style-name="P2"><text:span text:style-name="T3"/></text:p>
            <text:p text:style-name="P2"><text:span text:style-name="T3">curl -X DELETE <text:s/>http://localhost/conductor/api/providers/1</text:span></text:p>
            <text:p text:style-name="P2"><text:span text:style-name="T3"/></text:p>
            <text:p text:style-name="P2"><text:span text:style-name="T3">Response:</text:span></text:p>
            <text:p text:style-name="P2"><text:span text:style-name="T3"/></text:p>
            <text:p text:style-name="P2"><text:span text:style-name="T3">If success, HTTP Status 204 No Content</text:span></text:p>
            <text:p text:style-name="P2"><text:span text:style-name="T3"/></text:p>
            <text:p text:style-name="P2"><text:span text:style-name="T3">If failure, HTTP Status 404</text:span></text:p>
            <text:p text:style-name="P2"><text:span text:style-name="T3"/></text:p>
            <text:p text:style-name="P2"><text:span text:style-name="T3">&lt;error&gt;</text:span></text:p>
            <text:p text:style-name="P2"><text:span text:style-name="T3"><text:s text:c="2"/></text:span><text:span text:style-name="T3">&lt;code&gt;RecordNotFound&lt;/code&gt;</text:span></text:p>
            <text:p text:style-name="P2"><text:span text:style-name="T3"><text:s text:c="2"/></text:span><text:span text:style-name="T3">&lt;message&gt;Couldn't find Provider with ID=1&lt;/message&gt;</text:span></text:p>
            <text:p text:style-name="P2"><text:span text:style-name="T3">&lt;/error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 Accounts - Create</text:span></text:p>
          </draw:text-box>
        </draw:frame>
        <draw:frame presentation:style-name="pr2" draw:text-style-name="P3" draw:layer="layout" svg:width="24.639cm" svg:height="12.179cm" svg:x="1.96cm" svg:y="4.776cm" presentation:class="subtitle" presentation:user-transformed="true">
          <draw:text-box>
            <text:p><text:span text:style-name="T2"/></text:p>
            <text:p text:style-name="P2"><text:span text:style-name="T3">curl -X POST </text:span></text:p>
            <text:p text:style-name="P2"><text:span text:style-name="T3">https://localhost/conductor/api/providers/1/provider_accounts --data " </text:span></text:p>
            <text:p text:style-name="P2"><text:span text:style-name="T3">&lt;provider_account&gt;</text:span></text:p>
            <text:p text:style-name="P2"><text:span text:style-name="T3"><text:s text:c="2"/></text:span><text:span text:style-name="T3">&lt;label&gt;mock account&lt;/label&gt;</text:span></text:p>
            <text:p text:style-name="P2"><text:span text:style-name="T3"><text:s text:c="2"/></text:span><text:span text:style-name="T3">&lt;credentials&gt;</text:span></text:p>
            <text:p text:style-name="P2"><text:span text:style-name="T3"><text:s text:c="4"/></text:span><text:span text:style-name="T3">&lt;username&gt;mockuser&lt;/username&gt;</text:span></text:p>
            <text:p text:style-name="P2"><text:span text:style-name="T3"><text:s text:c="4"/></text:span><text:span text:style-name="T3">&lt;password&gt;mockpassword&lt;/password&gt;</text:span></text:p>
            <text:p text:style-name="P2"><text:span text:style-name="T3"><text:s text:c="2"/></text:span><text:span text:style-name="T3">&lt;/credentials&gt;</text:span></text:p>
            <text:p text:style-name="P2"><text:span text:style-name="T3">&lt;/provider_account&gt;"</text:span><text:span text:style-name="T4"> 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 Accounts – Create EC2</text:span></text:p>
          </draw:text-box>
        </draw:frame>
        <draw:frame presentation:style-name="pr2" draw:text-style-name="P3" draw:layer="layout" svg:width="24.639cm" svg:height="14.242cm" svg:x="1.96cm" svg:y="3.792cm" presentation:class="subtitle" presentation:user-transformed="true">
          <draw:text-box>
            <text:p><text:span text:style-name="T3"/></text:p>
            <text:p text:style-name="P2"><text:span text:style-name="T3">curl -X POST --user \</text:span></text:p>
            <text:p text:style-name="P2"><text:span text:style-name="T3">https://localhost/conductor/api/providers/1/provider_accounts</text:span></text:p>
            <text:p text:style-name="P2"><text:span text:style-name="T3">--data “</text:span></text:p>
            <text:p text:style-name="P2"><text:span text:style-name="T3">&lt;provider_account&gt;</text:span></text:p>
            <text:p text:style-name="P2"><text:span text:style-name="T3"><text:s text:c="2"/></text:span><text:span text:style-name="T3">&lt;label&gt;ec2account&lt;/label&gt;</text:span></text:p>
            <text:p text:style-name="P2"><text:span text:style-name="T3"><text:s text:c="2"/></text:span><text:span text:style-name="T3">&lt;credentials&gt;</text:span></text:p>
            <text:p text:style-name="P2"><text:span text:style-name="T3"><text:s text:c="4"/></text:span><text:span text:style-name="T3">&lt;username&gt;ec2user&lt;/username&gt;</text:span></text:p>
            <text:p text:style-name="P2"><text:span text:style-name="T3"><text:s text:c="4"/></text:span><text:span text:style-name="T3">&lt;password&gt;ec2password&lt;/password&gt;</text:span></text:p>
            <text:p text:style-name="P2"><text:span text:style-name="T3"><text:s text:c="4"/></text:span><text:span text:style-name="T3">&lt;account_id&gt;ec2account_id&lt;/account_id&gt;</text:span></text:p>
            <text:p text:style-name="P2"><text:span text:style-name="T3"><text:s text:c="4"/></text:span><text:span text:style-name="T3">&lt;x509private&gt;&lt;![CDATA[ec2x509private]]&gt;&lt;/x509private&gt;</text:span></text:p>
            <text:p text:style-name="P2"><text:span text:style-name="T3"><text:s text:c="4"/></text:span><text:span text:style-name="T3">&lt;x509public&gt;&lt;![CDATA[ec2x509public]]&gt;&lt;/x509public&gt;</text:span></text:p>
            <text:p text:style-name="P2"><text:span text:style-name="T3"><text:s text:c="2"/></text:span><text:span text:style-name="T3">&lt;/credentials&gt;</text:span></text:p>
            <text:p text:style-name="P2"><text:span text:style-name="T3">&lt;/provider_account&gt;”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s Accounts – List All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curl -X GET https://localhost/conductor/api/provider_accounts</text:span></text:p>
            <text:p text:style-name="P2"><text:span text:style-name="T3"/></text:p>
            <text:p text:style-name="P2"><text:span text:style-name="T3">&lt;provider_accounts&gt;</text:span></text:p>
            <text:p text:style-name="P2"><text:span text:style-name="T3"><text:s text:c="2"/></text:span><text:span text:style-name="T3">&lt;provider_account href='http://localhost/conductor/api/provider_accounts/6' id='6'&gt;</text:span></text:p>
            <text:p text:style-name="P2"><text:span text:style-name="T3"><text:s text:c="2"/></text:span><text:span text:style-name="T3">&lt;/provider_account&gt;</text:span></text:p>
            <text:p text:style-name="P2"><text:span text:style-name="T3"><text:s text:c="2"/></text:span><text:span text:style-name="T3">&lt;provider_account href='http://localhost/conductor/api/provider_accounts/7' id='7'&gt;</text:span></text:p>
            <text:p text:style-name="P2"><text:span text:style-name="T3"><text:s text:c="2"/></text:span><text:span text:style-name="T3">&lt;/provider_account&gt;</text:span></text:p>
            <text:p text:style-name="P2"><text:span text:style-name="T3">&lt;/provider_accounts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List a Provider's Accounts 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curl -X GET http://localhost/conductor/api/providers/1/provider_accounts</text:span></text:p>
            <text:p text:style-name="P2"><text:span text:style-name="T3"/></text:p>
            <text:p text:style-name="P2"><text:span text:style-name="T3">&lt;provider_accounts&gt;</text:span></text:p>
            <text:p text:style-name="P2"><text:span text:style-name="T3"><text:s text:c="2"/></text:span><text:span text:style-name="T3">&lt;provider_account href='http://localhost/conductor/api/provider_accounts/6' id='6'&gt;</text:span></text:p>
            <text:p text:style-name="P2"><text:span text:style-name="T3"><text:s text:c="2"/></text:span><text:span text:style-name="T3">&lt;/provider_account&gt;</text:span></text:p>
            <text:p text:style-name="P2"><text:span text:style-name="T3">&lt;/provider_accounts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 Accounts - Show</text:span></text:p>
          </draw:text-box>
        </draw:frame>
        <draw:frame presentation:style-name="pr5" draw:text-style-name="P3" draw:layer="layout" svg:width="24.639cm" svg:height="26.398cm" svg:x="1.96cm" svg:y="-2.333cm" presentation:class="subtitle" presentation:user-transformed="true">
          <draw:text-box>
            <text:p><text:span text:style-name="T2"/></text:p>
            <text:p text:style-name="P2"><text:span text:style-name="T3">curl -X GET</text:span> </text:p>
            <text:p text:style-name="P2"><text:span text:style-name="T3">https://localhost/conductor/api/providers/1/provider_accounts/1</text:span></text:p>
            <text:p text:style-name="P2"><text:span text:style-name="T3"><text:s/></text:span></text:p>
            <text:p text:style-name="P2"><text:span text:style-name="T3">&lt;provider_account href='http://localhost/conductor/api/provider_accounts/1' id='1'&gt;</text:span></text:p>
            <text:p text:style-name="P2"><text:span text:style-name="T3"><text:s text:c="2"/></text:span><text:span text:style-name="T3">&lt;label&gt;mock account&lt;/label&gt;</text:span></text:p>
            <text:p text:style-name="P2"><text:span text:style-name="T3"><text:s text:c="2"/></text:span><text:span text:style-name="T3">&lt;provider href='http://localhost/conductor/api/providers/1' id='1'&gt;mock 1&lt;/provider&gt;</text:span></text:p>
            <text:p text:style-name="P2"><text:span text:style-name="T3"><text:s text:c="2"/></text:span><text:span text:style-name="T3">&lt;provider_type&gt;mock&lt;/provider_type&gt;</text:span></text:p>
            <text:p text:style-name="P2"><text:span text:style-name="T3"><text:s text:c="2"/></text:span><text:span text:style-name="T3">&lt;credentials&gt;</text:span></text:p>
            <text:p text:style-name="P2"><text:span text:style-name="T3"><text:s text:c="4"/></text:span><text:span text:style-name="T3">&lt;password&gt;mockpassword&lt;/password&gt;</text:span></text:p>
            <text:p text:style-name="P2"><text:span text:style-name="T3"><text:s text:c="4"/></text:span><text:span text:style-name="T3">&lt;username&gt;mockuser&lt;/username&gt;</text:span></text:p>
            <text:p text:style-name="P2"><text:span text:style-name="T3"><text:s text:c="2"/></text:span><text:span text:style-name="T3">&lt;/credentials&gt;</text:span></text:p>
            <text:p text:style-name="P2"><text:span text:style-name="T3"><text:s text:c="2"/></text:span><text:span text:style-name="T3">&lt;quota_used&gt;0%&lt;/quota_used&gt;</text:span></text:p>
            <text:p text:style-name="P2"><text:span text:style-name="T3"><text:s text:c="2"/></text:span><text:span text:style-name="T3">&lt;quota maximum_running_instances='unlimited'&gt;&lt;/quota&gt;</text:span></text:p>
            <text:p text:style-name="P2"><text:span text:style-name="T3">&lt;/provider_accoun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 Accounts - Update</text:span></text:p>
          </draw:text-box>
        </draw:frame>
        <draw:frame presentation:style-name="pr2" draw:text-style-name="P3" draw:layer="layout" svg:width="24.639cm" svg:height="12.179cm" svg:x="1.96cm" svg:y="4.776cm" presentation:class="subtitle" presentation:user-transformed="true">
          <draw:text-box>
            <text:p><text:span text:style-name="T3"/></text:p>
            <text:p text:style-name="P2"><text:span text:style-name="T3">curl -X PUT <text:s/>-k \</text:span></text:p>
            <text:p text:style-name="P2"><text:span text:style-name="T3">http://localhost/conductor/api/provider_accounts/1 \</text:span></text:p>
            <text:p text:style-name="P2"><text:span text:style-name="T3">--data “ </text:span></text:p>
            <text:p text:style-name="P2"><text:span text:style-name="T3">&lt;provider_account&gt;</text:span></text:p>
            <text:p text:style-name="P2"><text:span text:style-name="T3"><text:s text:c="2"/></text:span><text:span text:style-name="T3">&lt;label&gt;account-label&lt;/label&gt;</text:span></text:p>
            <text:p text:style-name="P2"><text:span text:style-name="T3"><text:s text:c="2"/></text:span><text:span text:style-name="T3">&lt;credentials&gt;</text:span></text:p>
            <text:p text:style-name="P2"><text:span text:style-name="T3"><text:s text:c="4"/></text:span><text:span text:style-name="T3">&lt;username&gt;mockuser&lt;/username&gt;</text:span></text:p>
            <text:p text:style-name="P2"><text:span text:style-name="T3"><text:s text:c="4"/></text:span><text:span text:style-name="T3">&lt;password&gt;mockpassword&lt;/password&gt;</text:span></text:p>
            <text:p text:style-name="P2"><text:span text:style-name="T3"><text:s text:c="2"/></text:span><text:span text:style-name="T3">&lt;/credentials&gt;</text:span></text:p>
            <text:p text:style-name="P2"><text:span text:style-name="T3"><text:s text:c="2"/></text:span><text:span text:style-name="T3">&lt;quota maximum_running_instances='100'&gt;&lt;/quota&gt;</text:span></text:p>
            <text:p text:style-name="P2"><text:span text:style-name="T3">&lt;/provider_account&gt;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 Accounts – Update Response</text:span></text:p>
          </draw:text-box>
        </draw:frame>
        <draw:frame presentation:style-name="pr2" draw:text-style-name="P3" draw:layer="layout" svg:width="24.639cm" svg:height="14.318cm" svg:x="1.96cm" svg:y="3.707cm" presentation:class="subtitle" presentation:user-transformed="true">
          <draw:text-box>
            <text:p text:style-name="P2"><text:span text:style-name="T3">HTTP Status 200</text:span></text:p>
            <text:p text:style-name="P2"><text:span text:style-name="T2"/></text:p>
            <text:p text:style-name="P2"><text:span text:style-name="T3">&lt;provider_account href='http://localhost/conductor/api/provider_accounts/1' id='1'&gt;</text:span></text:p>
            <text:p text:style-name="P2"><text:span text:style-name="T3"><text:s text:c="2"/></text:span><text:span text:style-name="T3">&lt;label&gt;mock account&lt;/label&gt;</text:span></text:p>
            <text:p text:style-name="P2"><text:span text:style-name="T3"><text:s text:c="2"/></text:span><text:span text:style-name="T3">&lt;provider href='http://localhost/conductor/api/providers/1' id='1'&gt;mock 1&lt;/provider&gt;</text:span></text:p>
            <text:p text:style-name="P2"><text:span text:style-name="T3"><text:s text:c="2"/></text:span><text:span text:style-name="T3">&lt;provider_type&gt;mock&lt;/provider_type&gt;</text:span></text:p>
            <text:p text:style-name="P2"><text:span text:style-name="T3"><text:s text:c="2"/></text:span><text:span text:style-name="T3">&lt;credentials&gt;</text:span></text:p>
            <text:p text:style-name="P2"><text:span text:style-name="T3"><text:s text:c="4"/></text:span><text:span text:style-name="T3">&lt;password&gt;mockpassword&lt;/password&gt;</text:span></text:p>
            <text:p text:style-name="P2"><text:span text:style-name="T3"><text:s text:c="4"/></text:span><text:span text:style-name="T3">&lt;username&gt;mockuser&lt;/username&gt;</text:span></text:p>
            <text:p text:style-name="P2"><text:span text:style-name="T3"><text:s text:c="2"/></text:span><text:span text:style-name="T3">&lt;/credentials&gt;</text:span></text:p>
            <text:p text:style-name="P2"><text:span text:style-name="T3"><text:s text:c="2"/></text:span><text:span text:style-name="T3">&lt;quota_used&gt;0%&lt;/quota_used&gt;</text:span></text:p>
            <text:p text:style-name="P2"><text:span text:style-name="T3"><text:s text:c="2"/></text:span><text:span text:style-name="T3">&lt;quota maximum_running_instances='100'&gt;&lt;/quota&gt;</text:span></text:p>
            <text:p text:style-name="P2"><text:span text:style-name="T3">&lt;/provider_accoun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rovider Accounts - Delete</text:span></text:p>
          </draw:text-box>
        </draw:frame>
        <draw:frame presentation:style-name="pr2" draw:text-style-name="P5" draw:layer="layout" svg:width="24.639cm" svg:height="19.987cm" svg:x="2.286cm" svg:y="3.846cm" presentation:class="subtitle" presentation:user-transformed="true">
          <draw:text-box>
            <text:p text:style-name="P2"><text:span text:style-name="T3">Request:</text:span></text:p>
            <text:p text:style-name="P2"><text:span text:style-name="T3"/></text:p>
            <text:p text:style-name="P2"><text:span text:style-name="T3">curl -X DELETE <text:s/>http://localhost/conductor/api/provider_accounts/1</text:span></text:p>
            <text:p text:style-name="P2"><text:span text:style-name="T3"/></text:p>
            <text:p text:style-name="P2"><text:span text:style-name="T3">Response:</text:span></text:p>
            <text:p text:style-name="P2"><text:span text:style-name="T3"/></text:p>
            <text:p text:style-name="P2"><text:span text:style-name="T3">If success, HTTP Status 204 No Content</text:span></text:p>
            <text:p text:style-name="P2"><text:span text:style-name="T3"/></text:p>
            <text:p text:style-name="P2"><text:span text:style-name="T3">If failure, HTTP Status 404</text:span></text:p>
            <text:p text:style-name="P2"><text:span text:style-name="T3"/></text:p>
            <text:p text:style-name="P2"><text:span text:style-name="T3">&lt;error&gt;</text:span></text:p>
            <text:p text:style-name="P2"><text:span text:style-name="T3"><text:s text:c="2"/></text:span><text:span text:style-name="T3">&lt;code&gt;RecordNotFound&lt;/code&gt;</text:span></text:p>
            <text:p text:style-name="P2"><text:span text:style-name="T3"><text:s text:c="2"/></text:span><text:span text:style-name="T3">&lt;message&gt;Couldn't find Provider Account with ID=1&lt;/message&gt;</text:span></text:p>
            <text:p text:style-name="P2"><text:span text:style-name="T3">&lt;/error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 Families - Create</text:span></text:p>
          </draw:text-box>
        </draw:frame>
        <draw:frame presentation:style-name="pr2" draw:text-style-name="P3" draw:layer="layout" svg:width="24.639cm" svg:height="12.179cm" svg:x="1.96cm" svg:y="3.823cm" presentation:class="subtitle" presentation:user-transformed="true">
          <draw:text-box>
            <text:p text:style-name="P2"><text:span text:style-name="T2">curl -X POST <text:s/>https://localhost/conductor/api/pool_families </text:span></text:p>
            <text:p text:style-name="P2"><text:span text:style-name="T2">--data "</text:span></text:p>
            <text:p text:style-name="P2"><text:span text:style-name="T2">&lt;pool_family&gt;</text:span></text:p>
            <text:p text:style-name="P2"><text:span text:style-name="T2"><text:s text:c="2"/></text:span><text:span text:style-name="T2">&lt;name&gt;family1name&lt;/name&gt;</text:span></text:p>
            <text:p text:style-name="P2"><text:span text:style-name="T2"><text:s text:c="2"/></text:span><text:span text:style-name="T2">&lt;quota maximum_running_instances='100'&gt;&lt;/quota&gt;</text:span></text:p>
            <text:p text:style-name="P2"><text:span text:style-name="T2">&lt;/pool_family&gt;" </text:span><text:span text:style-name="T3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 Families – Create Response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HTTP status 200 </text:span></text:p>
            <text:p text:style-name="P2"><text:span text:style-name="T3"/></text:p>
            <text:p text:style-name="P2"><text:span text:style-name="T3">&lt;pool_family id='1' href='https://localhost/conductor/api/pool_families/1'&gt;</text:span></text:p>
            <text:p text:style-name="P2"><text:span text:style-name="T3"><text:s text:c="2"/></text:span><text:span text:style-name="T3">&lt;name&gt;family1name&lt;/name&gt;</text:span></text:p>
            <text:p text:style-name="P2"><text:span text:style-name="T3"><text:s text:c="2"/></text:span><text:span text:style-name="T3">&lt;quota maximum_running_instances='100'&gt;&lt;/quota&gt;</text:span></text:p>
            <text:p text:style-name="P2"><text:span text:style-name="T3"><text:s text:c="2"/></text:span><text:span text:style-name="T3">&lt;pools&gt;&lt;/pools&gt;</text:span></text:p>
            <text:p text:style-name="P2"><text:span text:style-name="T3">&lt;/pool_family&gt;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 Families – List</text:span></text:p>
          </draw:text-box>
        </draw:frame>
        <draw:frame presentation:style-name="pr2" draw:text-style-name="P5" draw:layer="layout" svg:width="24.639cm" svg:height="13.217cm" svg:x="2.031cm" svg:y="5.23cm" presentation:class="subtitle" presentation:user-transformed="true">
          <draw:text-box>
            <text:p text:style-name="P2"><text:span text:style-name="T3">curl -X GET https://localhost/conductor/api/pool_families</text:span></text:p>
            <text:p text:style-name="P2"><text:span text:style-name="T3"/></text:p>
            <text:p text:style-name="P2"><text:span text:style-name="T3"/></text:p>
            <text:p text:style-name="P2"><text:span text:style-name="T3">&lt;pool_families&gt;</text:span></text:p>
            <text:p text:style-name="P2"><text:span text:style-name="T3">&lt;pool_family href='https://localhost/conductor/api/pool_families/1' id='1'&gt;&lt;/pool_family&gt;</text:span></text:p>
            <text:p text:style-name="P2"><text:span text:style-name="T3">&lt;pool_family href='https://localhost/conductor/api/pool_families/3' id='3'&gt;&lt;/pool_family&gt;</text:span></text:p>
            <text:p text:style-name="P2"><text:span text:style-name="T3">&lt;pool_family href='https://localhost/conductor/api/pool_families/2' id='2'&gt;&lt;/pool_family&gt;</text:span></text:p>
            <text:p text:style-name="P2"><text:span text:style-name="T3">&lt;/pool_families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 Families – Show</text:span></text:p>
          </draw:text-box>
        </draw:frame>
        <draw:frame presentation:style-name="pr2" draw:text-style-name="P5" draw:layer="layout" svg:width="25.655cm" svg:height="13.217cm" svg:x="2.031cm" svg:y="5.23cm" presentation:class="subtitle" presentation:user-transformed="true">
          <draw:text-box>
            <text:p text:style-name="P2"><text:span text:style-name="T3">curl -X GET https://localhost/conductor/api/pool_families/1</text:span></text:p>
            <text:p text:style-name="P2"><text:span text:style-name="T3"/></text:p>
            <text:p text:style-name="P2"><text:span text:style-name="T3">&lt;pool_family id='1' href='https://localhost/conductor/api/pool_families/1'&gt;</text:span></text:p>
            <text:p text:style-name="P2"><text:span text:style-name="T3"><text:s text:c="2"/></text:span><text:span text:style-name="T3">&lt;name&gt;family1name&lt;/name&gt;</text:span></text:p>
            <text:p text:style-name="P2"><text:span text:style-name="T3"><text:s text:c="2"/></text:span><text:span text:style-name="T3">&lt;quota maximum_running_instances='100'&gt;&lt;/quota&gt;</text:span></text:p>
            <text:p text:style-name="P2"><text:span text:style-name="T3"><text:s text:c="2"/></text:span><text:span text:style-name="T3">&lt;pools&gt;</text:span></text:p>
            <text:p text:style-name="P2"><text:span text:style-name="T3"><text:s text:c="4"/></text:span><text:span text:style-name="T3">&lt;pool id='1' href='https://localhost/conductor/api/pools/1'&gt;&lt;/pool&gt;</text:span></text:p>
            <text:p text:style-name="P2"><text:span text:style-name="T3"><text:s text:c="4"/></text:span><text:span text:style-name="T3">&lt;pool id='2' href='https://localhost/conductor/api/pools/2'&gt;&lt;/pool&gt; <text:s text:c="5"/>&lt;pool id='3' href='https://localhost/conductor/api/pools/3'&gt;&lt;/pool&gt;</text:span></text:p>
            <text:p text:style-name="P2"><text:span text:style-name="T3"><text:s text:c="2"/></text:span><text:span text:style-name="T3">&lt;/pools&gt;</text:span></text:p>
            <text:p text:style-name="P2"><text:span text:style-name="T3">&lt;pool_family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 Families – Update</text:span></text:p>
          </draw:text-box>
        </draw:frame>
        <draw:frame presentation:style-name="pr2" draw:text-style-name="P5" draw:layer="layout" svg:width="29.465cm" svg:height="12.179cm" svg:x="2.285cm" svg:y="6.871cm" presentation:class="subtitle" presentation:user-transformed="true">
          <draw:text-box>
            <text:p text:style-name="P2"><text:span text:style-name="T3">curl -X PUT <text:s/>https://localhost/conductor/api/pool_families/1 </text:span></text:p>
            <text:p text:style-name="P2"><text:span text:style-name="T3">--data "</text:span></text:p>
            <text:p text:style-name="P2"><text:span text:style-name="T3">&lt;pool_family&gt;</text:span></text:p>
            <text:p text:style-name="P2"><text:span text:style-name="T3"><text:s text:c="2"/></text:span><text:span text:style-name="T3">&lt;name&gt;updated-name&lt;/name&gt;</text:span></text:p>
            <text:p text:style-name="P2"><text:span text:style-name="T3"><text:s text:c="2"/></text:span><text:span text:style-name="T3">&lt;quota maximum_running_instances='200'&gt;&lt;/quota&gt;</text:span></text:p>
            <text:p text:style-name="P2"><text:span text:style-name="T3">&lt;/pool_family&gt;" </text:span></text:p>
            <text:p text:style-name="P2"><text:span text:style-name="T3"/></text:p>
            <text:p text:style-name="P2"><text:span text:style-name="T3"/></text:p>
          </draw:text-box>
        </draw:frame>
        <draw:frame draw:style-name="gr2" draw:text-style-name="P6" draw:layer="layout" svg:width="9.906cm" svg:height="1.195cm" svg:x="13.462cm" svg:y="17.018cm">
          <draw:text-box>
            <text:p><text:span text:style-name="T6">Really PATCH not 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 Families – Future Update</text:span></text:p>
          </draw:text-box>
        </draw:frame>
        <draw:frame presentation:style-name="pr2" draw:text-style-name="P5" draw:layer="layout" svg:width="29.465cm" svg:height="15.105cm" svg:x="2.285cm" svg:y="4.707cm" presentation:class="subtitle" presentation:user-transformed="true">
          <draw:text-box>
            <text:p text:style-name="P2"><text:span text:style-name="T3">curl -X PUT <text:s/>https://localhost/conductor/api/pool_families/1 </text:span></text:p>
            <text:p text:style-name="P2"><text:span text:style-name="T3">--data " </text:span></text:p>
            <text:p text:style-name="P2"><text:span text:style-name="T3">&lt;pool_family&gt;</text:span></text:p>
            <text:p text:style-name="P2"><text:span text:style-name="T3"><text:s text:c="2"/></text:span><text:span text:style-name="T3">&lt;name&gt;updated-name&lt;/name&gt;</text:span></text:p>
            <text:p text:style-name="P2"><text:span text:style-name="T3"><text:s text:c="2"/></text:span><text:span text:style-name="T3">&lt;quota maximum_running_instances='200'&gt;&lt;/quota&gt;</text:span></text:p>
            <text:p text:style-name="P2"><text:span text:style-name="T7"><text:s text:c="2"/></text:span><text:span text:style-name="T8">&lt;pools&gt;</text:span></text:p>
            <text:p text:style-name="P2"><text:span text:style-name="T8"><text:s text:c="4"/></text:span><text:span text:style-name="T8">&lt;pool id='1' href='https://localhost/conductor/api/pools/1'&gt;&lt;/pool&gt;</text:span></text:p>
            <text:p text:style-name="P2"><text:span text:style-name="T8"><text:s text:c="4"/></text:span><text:span text:style-name="T8">&lt;pool id='2' href='https://localhost/conductor/api/pools/2'&gt;&lt;/pool&gt; <text:s text:c="2"/></text:span></text:p>
            <text:p text:style-name="P2"><text:span text:style-name="T8"><text:s text:c="4"/></text:span><text:span text:style-name="T8">&lt;pool id='3' href='https://localhost/conductor/api/pools/3'&gt;&lt;/pool&gt;</text:span></text:p>
            <text:p text:style-name="P2"><text:span text:style-name="T8"><text:s text:c="2"/></text:span><text:span text:style-name="T8">&lt;/pools&gt;</text:span></text:p>
            <text:p text:style-name="P2"><text:span text:style-name="T7"><text:s text:c="2"/></text:span><text:span text:style-name="T9">&lt;provider_accounts&gt;</text:span></text:p>
            <text:p text:style-name="P2"><text:span text:style-name="T9"><text:s text:c="4"/></text:span><text:span text:style-name="T9">&lt;provider_account id='1' href='https://localhost/conductor/api/provider_accounts/1'&gt;&lt;/pool&gt;</text:span></text:p>
            <text:p text:style-name="P2"><text:span text:style-name="T9"><text:s text:c="2"/></text:span><text:span text:style-name="T9">&lt;/provider_accounts&gt;</text:span></text:p>
            <text:p text:style-name="P2"><text:span text:style-name="T3">&lt;/pool_family&gt;"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 Families - Delete</text:span></text:p>
          </draw:text-box>
        </draw:frame>
        <draw:frame presentation:style-name="pr2" draw:text-style-name="P5" draw:layer="layout" svg:width="24.639cm" svg:height="18.099cm" svg:x="2.286cm" svg:y="4.79cm" presentation:class="subtitle" presentation:user-transformed="true">
          <draw:text-box>
            <text:p text:style-name="P2"><text:span text:style-name="T3">Request:</text:span></text:p>
            <text:p text:style-name="P2"><text:span text:style-name="T3"/></text:p>
            <text:p text:style-name="P2"><text:span text:style-name="T3">curl -X DELETE <text:s/>http://localhost/conductor/api/pool_families/1</text:span></text:p>
            <text:p text:style-name="P2"><text:span text:style-name="T3"/></text:p>
            <text:p text:style-name="P2"><text:span text:style-name="T3">Response:</text:span></text:p>
            <text:p text:style-name="P2"><text:span text:style-name="T3"/></text:p>
            <text:p text:style-name="P2"><text:span text:style-name="T3">If success, HTTP Status 204 No Content</text:span></text:p>
            <text:p text:style-name="P2"><text:span text:style-name="T3"/></text:p>
            <text:p text:style-name="P2"><text:span text:style-name="T3">If failure, HTTP Status 404</text:span></text:p>
            <text:p text:style-name="P2"><text:span text:style-name="T3"/></text:p>
            <text:p text:style-name="P2"><text:span text:style-name="T3">&lt;error&gt;</text:span></text:p>
            <text:p text:style-name="P2"><text:span text:style-name="T3"><text:s text:c="2"/></text:span><text:span text:style-name="T3">&lt;code&gt;RecordNotFound&lt;/code&gt;</text:span></text:p>
            <text:p text:style-name="P2"><text:span text:style-name="T3"><text:s text:c="2"/></text:span><text:span text:style-name="T3">&lt;message&gt;Couldn't find Pool Family with ID=1&lt;/message&gt;</text:span></text:p>
            <text:p text:style-name="P2"><text:span text:style-name="T3">&lt;/error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s - Create</text:span></text:p>
          </draw:text-box>
        </draw:frame>
        <draw:frame presentation:style-name="pr2" draw:text-style-name="P7" draw:layer="layout" svg:width="24.639cm" svg:height="12.179cm" svg:x="1.96cm" svg:y="3.823cm" presentation:class="subtitle" presentation:user-transformed="true">
          <draw:text-box>
            <text:p text:style-name="P2"><text:span text:style-name="T3">curl -X POST https://localhost/conductor/api/pools </text:span></text:p>
            <text:p text:style-name="P2"><text:span text:style-name="T3">--data "</text:span></text:p>
            <text:p text:style-name="P2"><text:span text:style-name="T3">&lt;pool&gt;</text:span></text:p>
            <text:p text:style-name="P2"><text:span text:style-name="T3"><text:s text:c="2"/></text:span><text:span text:style-name="T3">&lt;name&gt;pool1name&lt;/name&gt;</text:span></text:p>
            <text:p text:style-name="P2"><text:span text:style-name="T3"><text:s text:c="2"/></text:span><text:span text:style-name="T3">&lt;pool_family_id&gt;1&lt;/pool_family_id&gt;</text:span></text:p>
            <text:p text:style-name="P2"><text:span text:style-name="T3"><text:s text:c="2"/></text:span><text:span text:style-name="T3">&lt;enabled&gt;true&lt;/enabled&gt;</text:span></text:p>
            <text:p text:style-name="P2"><text:span text:style-name="T3"><text:s text:c="2"/></text:span><text:span text:style-name="T3">&lt;quota maximum_running_instances='100'&gt;&lt;/quota&gt;</text:span></text:p>
            <text:p text:style-name="P2"><text:span text:style-name="T3">&lt;/pool&gt;"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s – Create Response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HTTP status 200 </text:span></text:p>
            <text:p text:style-name="P2"><text:span text:style-name="T3"/></text:p>
            <text:p text:style-name="P2"><text:span text:style-name="T3">&lt;pool id='1' href='https://localhost/conductor/api/pools/1'&gt;</text:span></text:p>
            <text:p text:style-name="P2"><text:span text:style-name="T3"><text:s text:c="2"/></text:span><text:span text:style-name="T3">&lt;name&gt;pool1name&lt;/name&gt;</text:span></text:p>
            <text:p text:style-name="P2"><text:span text:style-name="T3"><text:s text:c="2"/></text:span><text:span text:style-name="T3">&lt;pool_family id='1' href="https://localhost/conductor/api/pool_families/1' /&gt; <text:s text:c="2"/></text:span></text:p>
            <text:p text:style-name="P2"><text:span text:style-name="T3"><text:s text:c="2"/></text:span><text:span text:style-name="T3">&lt;quota maximum_running_instances='100'&gt;&lt;/quota&gt;</text:span></text:p>
            <text:p text:style-name="P2"><text:span text:style-name="T3"><text:s text:c="2"/></text:span><text:span text:style-name="T3">&lt;enabled&gt;true&lt;/enabled&gt;</text:span></text:p>
            <text:p text:style-name="P2"><text:span text:style-name="T3">&lt;/pool&gt;</text:span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s – List</text:span></text:p>
          </draw:text-box>
        </draw:frame>
        <draw:frame presentation:style-name="pr2" draw:text-style-name="P5" draw:layer="layout" svg:width="24.639cm" svg:height="12.179cm" svg:x="2.031cm" svg:y="5.749cm" presentation:class="subtitle" presentation:user-transformed="true">
          <draw:text-box>
            <text:p text:style-name="P2"><text:span text:style-name="T3">curl -X GET https://localhost/conductor/api/pools</text:span></text:p>
            <text:p text:style-name="P2"><text:span text:style-name="T3"/></text:p>
            <text:p text:style-name="P2"><text:span text:style-name="T3">&lt;pools&gt;</text:span></text:p>
            <text:p text:style-name="P2"><text:span text:style-name="T3">&lt;pool href='http://localhost:3000/api/pools/1' id='1'&gt;&lt;/pool&gt;</text:span></text:p>
            <text:p text:style-name="P2"><text:span text:style-name="T3">&lt;pool href='http://localhost:3000/api/pools/3' id='3'&gt;&lt;/pool&gt;</text:span></text:p>
            <text:p text:style-name="P2"><text:span text:style-name="T3">&lt;pool href='http://localhost:3000/api/pools/2' id='2'&gt;&lt;/pool&gt;</text:span></text:p>
            <text:p text:style-name="P2"><text:span text:style-name="T3">&lt;/pools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s – Show</text:span></text:p>
          </draw:text-box>
        </draw:frame>
        <draw:frame presentation:style-name="pr2" draw:text-style-name="P5" draw:layer="layout" svg:width="25.655cm" svg:height="15.105cm" svg:x="2.031cm" svg:y="4.286cm" presentation:class="subtitle" presentation:user-transformed="true">
          <draw:text-box>
            <text:p text:style-name="P2"><text:span text:style-name="T3">curl -X GET https://localhost/conductor/api/pools/1</text:span></text:p>
            <text:p text:style-name="P2"><text:span text:style-name="T3"/></text:p>
            <text:p text:style-name="P2"><text:span text:style-name="T3">&lt;pool id='1' href='https://localhost/conductor/api/pools/1'&gt;</text:span></text:p>
            <text:p text:style-name="P2"><text:span text:style-name="T3"><text:s text:c="2"/></text:span><text:span text:style-name="T3">&lt;name&gt;pool1name&lt;/name&gt;</text:span></text:p>
            <text:p text:style-name="P2"><text:span text:style-name="T3"><text:s text:c="2"/></text:span><text:span text:style-name="T3">&lt;pool_family id='1' href='https://localhost/conductor/api/pool_families/1'&gt;&lt;/pool_family&gt; <text:s text:c="3"/>&lt;enabled&gt;true&lt;/enabled&gt;</text:span></text:p>
            <text:p text:style-name="P2"><text:span text:style-name="T3"><text:s text:c="2"/></text:span><text:span text:style-name="T3">&lt;quota maximum_running_instances='100'&gt;&lt;/quota&gt;</text:span></text:p>
            <text:p text:style-name="P2"><text:span text:style-name="T6"><text:s text:c="2"/></text:span><text:span text:style-name="T6">&lt;deployments&gt;</text:span></text:p>
            <text:p text:style-name="P2"><text:span text:style-name="T6"><text:s text:c="4"/></text:span><text:span text:style-name="T6">&lt;deployment id='1' href='https://localhost/conductor/api/deployments/1'&gt;deployment1&lt;/deployment&gt;</text:span></text:p>
            <text:p text:style-name="P2"><text:span text:style-name="T6"><text:s text:c="2"/></text:span><text:span text:style-name="T6">&lt;/deployments&gt;</text:span><text:span text:style-name="T3"> <text:s text:c="2"/></text:span></text:p>
            <text:p text:style-name="P2"><text:span text:style-name="T3">&lt;/pool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s – Update</text:span></text:p>
          </draw:text-box>
        </draw:frame>
        <draw:frame presentation:style-name="pr2" draw:text-style-name="P5" draw:layer="layout" svg:width="25.655cm" svg:height="12.179cm" svg:x="2.031cm" svg:y="5.749cm" presentation:class="subtitle" presentation:user-transformed="true">
          <draw:text-box>
            <text:p text:style-name="P2"><text:span text:style-name="T3">curl -X PUT https://localhost/conductor/api/pools/1</text:span></text:p>
            <text:p text:style-name="P2"><text:span text:style-name="T3"/></text:p>
            <text:p text:style-name="P2"><text:span text:style-name="T3">&lt;pool id='1' href='https://localhost/conductor/api/pools/1'&gt;</text:span></text:p>
            <text:p text:style-name="P2"><text:span text:style-name="T3"><text:s text:c="2"/></text:span><text:span text:style-name="T3">&lt;name&gt;updated-name&lt;/name&gt;</text:span></text:p>
            <text:p text:style-name="P2"><text:span text:style-name="T3"><text:s text:c="2"/></text:span><text:span text:style-name="T3">&lt;pool_family id='1'&gt;&lt;/pool_family&gt; <text:s text:c="3"/></text:span></text:p>
            <text:p text:style-name="P2"><text:span text:style-name="T3"><text:s text:c="2"/></text:span><text:span text:style-name="T3">&lt;enabled&gt;true&lt;/enabled&gt;</text:span></text:p>
            <text:p text:style-name="P2"><text:span text:style-name="T3"><text:s text:c="2"/></text:span><text:span text:style-name="T3">&lt;quota maximum_running_instances='200'&gt;&lt;/quota&gt;</text:span></text:p>
            <text:p text:style-name="P2"><text:span text:style-name="T3">&lt;/pool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s – Update Response</text:span></text:p>
          </draw:text-box>
        </draw:frame>
        <draw:frame presentation:style-name="pr2" draw:text-style-name="P5" draw:layer="layout" svg:width="25.655cm" svg:height="14.161cm" svg:x="2.031cm" svg:y="4.758cm" presentation:class="subtitle" presentation:user-transformed="true">
          <draw:text-box>
            <text:p text:style-name="P2"><text:span text:style-name="T3"/></text:p>
            <text:p text:style-name="P2"><text:span text:style-name="T3">&lt;pool id='1' href='https://localhost/conductor/api/pools/1'&gt;</text:span></text:p>
            <text:p text:style-name="P2"><text:span text:style-name="T3"><text:s text:c="2"/></text:span><text:span text:style-name="T3">&lt;name&gt;updated-name&lt;/name&gt;</text:span></text:p>
            <text:p text:style-name="P2"><text:span text:style-name="T3"><text:s text:c="2"/></text:span><text:span text:style-name="T3">&lt;pool_family id='1' href='https://localhost/conductor/api/pool_families/1'&gt;&lt;/pool_family&gt; <text:s text:c="3"/>&lt;enabled&gt;true&lt;/enabled&gt;</text:span></text:p>
            <text:p text:style-name="P2"><text:span text:style-name="T3"><text:s text:c="2"/></text:span><text:span text:style-name="T3">&lt;quota maximum_running_instances='200'&gt;&lt;/quota&gt;</text:span></text:p>
            <text:p text:style-name="P2"><text:span text:style-name="T6"><text:s text:c="2"/></text:span><text:span text:style-name="T6">&lt;deployments&gt;</text:span></text:p>
            <text:p text:style-name="P2"><text:span text:style-name="T6"><text:s text:c="4"/></text:span><text:span text:style-name="T6">&lt;deployment id='1' href='https://localhost/conductor/api/deployments/1'&gt;deployment1&lt;/deployment&gt;</text:span></text:p>
            <text:p text:style-name="P2"><text:span text:style-name="T6"><text:s text:c="2"/></text:span><text:span text:style-name="T6">&lt;/deployments&gt;</text:span><text:span text:style-name="T3"> <text:s text:c="2"/></text:span></text:p>
            <text:p text:style-name="P2"><text:span text:style-name="T3">&lt;/pool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Pools - Delete</text:span></text:p>
          </draw:text-box>
        </draw:frame>
        <draw:frame presentation:style-name="pr2" draw:text-style-name="P5" draw:layer="layout" svg:width="24.639cm" svg:height="18.099cm" svg:x="2.286cm" svg:y="4.79cm" presentation:class="subtitle" presentation:user-transformed="true">
          <draw:text-box>
            <text:p text:style-name="P2"><text:span text:style-name="T3">Request:</text:span></text:p>
            <text:p text:style-name="P2"><text:span text:style-name="T3"/></text:p>
            <text:p text:style-name="P2"><text:span text:style-name="T3">curl -X DELETE <text:s/>http://localhost/conductor/api/pools/1</text:span></text:p>
            <text:p text:style-name="P2"><text:span text:style-name="T3"/></text:p>
            <text:p text:style-name="P2"><text:span text:style-name="T3">Response:</text:span></text:p>
            <text:p text:style-name="P2"><text:span text:style-name="T3"/></text:p>
            <text:p text:style-name="P2"><text:span text:style-name="T3">If success, HTTP Status 204 No Content</text:span></text:p>
            <text:p text:style-name="P2"><text:span text:style-name="T3"/></text:p>
            <text:p text:style-name="P2"><text:span text:style-name="T3">If failure, HTTP Status 404</text:span></text:p>
            <text:p text:style-name="P2"><text:span text:style-name="T3"/></text:p>
            <text:p text:style-name="P2"><text:span text:style-name="T3">&lt;error&gt;</text:span></text:p>
            <text:p text:style-name="P2"><text:span text:style-name="T3"><text:s text:c="2"/></text:span><text:span text:style-name="T3">&lt;code&gt;RecordNotFound&lt;/code&gt;</text:span></text:p>
            <text:p text:style-name="P2"><text:span text:style-name="T3"><text:s text:c="2"/></text:span><text:span text:style-name="T3">&lt;message&gt;Couldn't find Pool with ID=1&lt;/message&gt;</text:span></text:p>
            <text:p text:style-name="P2"><text:span text:style-name="T3">&lt;/error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Catalogs - Create</text:span></text:p>
          </draw:text-box>
        </draw:frame>
        <draw:frame presentation:style-name="pr2" draw:text-style-name="P7" draw:layer="layout" svg:width="24.639cm" svg:height="12.179cm" svg:x="1.96cm" svg:y="3.823cm" presentation:class="subtitle" presentation:user-transformed="true">
          <draw:text-box>
            <text:p text:style-name="P2"><text:span text:style-name="T3">curl -X POST <text:s/>https://localhost/conductor/api/catalogs </text:span></text:p>
            <text:p text:style-name="P2"><text:span text:style-name="T3">--data "</text:span></text:p>
            <text:p text:style-name="P2"><text:span text:style-name="T3">&lt;catalog&gt;</text:span></text:p>
            <text:p text:style-name="P2"><text:span text:style-name="T3"><text:s text:c="2"/></text:span><text:span text:style-name="T3">&lt;name&gt;catalog1name&lt;/name&gt;</text:span></text:p>
            <text:p text:style-name="P2"><text:span text:style-name="T3"><text:s text:c="2"/></text:span><text:span text:style-name="T3">&lt;pool id='1'/&gt;</text:span></text:p>
            <text:p text:style-name="P2"><text:span text:style-name="T3">&lt;/catalog&gt;" </text:span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Catalogs – Create Response</text:span></text:p>
          </draw:text-box>
        </draw:frame>
        <draw:frame presentation:style-name="pr2" draw:text-style-name="P5" draw:layer="layout" svg:width="25.655cm" svg:height="12.179cm" svg:x="2.031cm" svg:y="5.749cm" presentation:class="subtitle" presentation:user-transformed="true">
          <draw:text-box>
            <text:p text:style-name="P2"><text:span text:style-name="T3">HTTP status 200 </text:span></text:p>
            <text:p text:style-name="P2"><text:span text:style-name="T3"/></text:p>
            <text:p text:style-name="P2"><text:span text:style-name="T3">&lt;catalog id='1' href='https://localhost/conductor/api/catalogs/1'&gt;</text:span></text:p>
            <text:p text:style-name="P2"><text:span text:style-name="T3"><text:s text:c="2"/></text:span><text:span text:style-name="T3">&lt;name&gt;catalog1name&lt;/name&gt;</text:span></text:p>
            <text:p text:style-name="P2"><text:span text:style-name="T3"><text:s text:c="2"/></text:span><text:span text:style-name="T3">&lt;pool id='1' href='https://localhost/conductor/api/pools/1'&gt;&lt;/pool&gt;</text:span></text:p>
            <text:p text:style-name="P2"><text:span text:style-name="T6"><text:s text:c="2"/></text:span><text:span text:style-name="T6">&lt;deployables&gt;&lt;/deployables&gt;</text:span></text:p>
            <text:p text:style-name="P2"><text:span text:style-name="T3">&lt;/catalog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Catalogs – List</text:span></text:p>
          </draw:text-box>
        </draw:frame>
        <draw:frame presentation:style-name="pr2" draw:text-style-name="P5" draw:layer="layout" svg:width="26.417cm" svg:height="12.273cm" svg:x="1.524cm" svg:y="5.253cm" presentation:class="subtitle" presentation:user-transformed="true">
          <draw:text-box>
            <text:p text:style-name="P2"><text:span text:style-name="T3">curl -X GET https://localhost/conductor/api/catalogs</text:span></text:p>
            <text:p text:style-name="P2"><text:span text:style-name="T3"/></text:p>
            <text:p text:style-name="P2"><text:span text:style-name="T3"/></text:p>
            <text:p text:style-name="P2"><text:span text:style-name="T3">&lt;catalogs&gt;</text:span></text:p>
            <text:p text:style-name="P2"><text:span text:style-name="T3">&lt;catalog href='http://localhost:3000/api/catalogs/1' id='1'&gt;&lt;/catalog&gt;</text:span></text:p>
            <text:p text:style-name="P2"><text:span text:style-name="T3">&lt;catalog href='http://localhost:3000/api/catalogs/3' id='3'&gt;&lt;/catalog&gt;</text:span></text:p>
            <text:p text:style-name="P2"><text:span text:style-name="T3">&lt;catalog href='http://localhost:3000/api/catalogs/2' id='2'&gt;&lt;/catalog&gt;</text:span></text:p>
            <text:p text:style-name="P2"><text:span text:style-name="T3">&lt;/catalogs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Catalogs – Show</text:span></text:p>
          </draw:text-box>
        </draw:frame>
        <draw:frame presentation:style-name="pr2" draw:text-style-name="P5" draw:layer="layout" svg:width="25.655cm" svg:height="15.105cm" svg:x="2.031cm" svg:y="4.286cm" presentation:class="subtitle" presentation:user-transformed="true">
          <draw:text-box>
            <text:p text:style-name="P2"><text:span text:style-name="T3">curl -X GET https://localhost/conductor/api/catalogs/1</text:span></text:p>
            <text:p text:style-name="P2"><text:span text:style-name="T3"/></text:p>
            <text:p text:style-name="P2"><text:span text:style-name="T3">&lt;catalog id='1' href='https://localhost/conductor/api/catalogs/1'&gt;</text:span></text:p>
            <text:p text:style-name="P2"><text:span text:style-name="T3"><text:s text:c="2"/></text:span><text:span text:style-name="T3">&lt;name&gt;catalog1name&lt;/name&gt;</text:span></text:p>
            <text:p text:style-name="P2"><text:span text:style-name="T3"><text:s text:c="2"/></text:span><text:span text:style-name="T3">&lt;pool id='1' href='https://localhost/conductor/api/pools/1'&gt;&lt;/pool&gt;</text:span></text:p>
            <text:p text:style-name="P2"><text:span text:style-name="T6"><text:s text:c="2"/></text:span><text:span text:style-name="T6">&lt;deployables&gt;</text:span></text:p>
            <text:p text:style-name="P2"><text:span text:style-name="T6"><text:s text:c="4"/></text:span><text:span text:style-name="T6">&lt;deployable id='1' href='https://localhost/conductor/api/deployables/1'&gt;&lt;/deployable&gt;</text:span></text:p>
            <text:p text:style-name="P2"><text:span text:style-name="T6"><text:s text:c="4"/></text:span><text:span text:style-name="T6">&lt;deployable id='2' href='https://localhost/conductor/api/deployables/2'&gt;&lt;/deployable&gt; <text:s text:c="2"/></text:span></text:p>
            <text:p text:style-name="P2"><text:span text:style-name="T6"><text:s text:c="4"/></text:span><text:span text:style-name="T6">&lt;deployable id='3' href='https://localhost/conductor/api/deployables/3'&gt;&lt;/deployable&gt;</text:span></text:p>
            <text:p text:style-name="P2"><text:span text:style-name="T6"><text:s text:c="2"/></text:span><text:span text:style-name="T6">&lt;/deployables&gt;</text:span></text:p>
            <text:p text:style-name="P2"><text:span text:style-name="T3">&lt;catalog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Catalogs – Update</text:span></text:p>
          </draw:text-box>
        </draw:frame>
        <draw:frame presentation:style-name="pr2" draw:text-style-name="P5" draw:layer="layout" svg:width="25.655cm" svg:height="12.179cm" svg:x="2.031cm" svg:y="5.749cm" presentation:class="subtitle" presentation:user-transformed="true">
          <draw:text-box>
            <text:p text:style-name="P2"><text:span text:style-name="T3">curl -X PUT https://localhost/conductor/api/pools/1</text:span></text:p>
            <text:p text:style-name="P2"><text:span text:style-name="T3">--data "</text:span></text:p>
            <text:p text:style-name="P2"><text:span text:style-name="T3">&lt;catalog&gt;</text:span></text:p>
            <text:p text:style-name="P2"><text:span text:style-name="T3"><text:s text:c="2"/></text:span><text:span text:style-name="T3">&lt;name&gt;updated-name&lt;/name&gt;</text:span></text:p>
            <text:p text:style-name="P2"><text:span text:style-name="T3"><text:s text:c="2"/></text:span><text:span text:style-name="T3">&lt;pool id='2'/&gt;</text:span></text:p>
            <text:p text:style-name="P2"><text:span text:style-name="T3">&lt;/catalog&gt;" 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1.066cm" presentation:class="title" presentation:user-transformed="true">
          <draw:text-box>
            <text:p><text:span text:style-name="T1">Catalogs – Update Response</text:span><text:span text:style-name="T1"><text:line-break/></text:span><text:span text:style-name="T1"/></text:p>
          </draw:text-box>
        </draw:frame>
        <draw:frame presentation:style-name="pr2" draw:text-style-name="P5" draw:layer="layout" svg:width="25.655cm" svg:height="12.179cm" svg:x="2.031cm" svg:y="5.749cm" presentation:class="subtitle" presentation:user-transformed="true">
          <draw:text-box>
            <text:p text:style-name="P2"><text:span text:style-name="T3"/></text:p>
            <text:p text:style-name="P2"><text:span text:style-name="T3">&lt;catalog id='1' href='https://localhost/conductor/api/catalogs/1'&gt;</text:span></text:p>
            <text:p text:style-name="P2"><text:span text:style-name="T3"><text:s text:c="2"/></text:span><text:span text:style-name="T3">&lt;name&gt;updated-name&lt;/name&gt;</text:span></text:p>
            <text:p text:style-name="P2"><text:span text:style-name="T3"><text:s text:c="2"/></text:span><text:span text:style-name="T3">&lt;pool id='2' href='https://localhost/conductor/api/pools/2'&gt;&lt;/pool&gt;</text:span></text:p>
            <text:p text:style-name="P2"><text:span text:style-name="T6"><text:s text:c="2"/></text:span><text:span text:style-name="T6">&lt;deployables&gt;&lt;/deployables&gt;</text:span></text:p>
            <text:p text:style-name="P2"><text:span text:style-name="T3">&lt;/catalog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Catalogs - Delete</text:span></text:p>
          </draw:text-box>
        </draw:frame>
        <draw:frame presentation:style-name="pr2" draw:text-style-name="P5" draw:layer="layout" svg:width="24.639cm" svg:height="18.099cm" svg:x="2.286cm" svg:y="4.79cm" presentation:class="subtitle" presentation:user-transformed="true">
          <draw:text-box>
            <text:p text:style-name="P2"><text:span text:style-name="T3">Request:</text:span></text:p>
            <text:p text:style-name="P2"><text:span text:style-name="T3"/></text:p>
            <text:p text:style-name="P2"><text:span text:style-name="T3">curl -X DELETE <text:s/>http://localhost/conductor/api/catalogs/1</text:span></text:p>
            <text:p text:style-name="P2"><text:span text:style-name="T3"/></text:p>
            <text:p text:style-name="P2"><text:span text:style-name="T3">Response:</text:span></text:p>
            <text:p text:style-name="P2"><text:span text:style-name="T3"/></text:p>
            <text:p text:style-name="P2"><text:span text:style-name="T3">If success, HTTP Status 204 No Content</text:span></text:p>
            <text:p text:style-name="P2"><text:span text:style-name="T3"/></text:p>
            <text:p text:style-name="P2"><text:span text:style-name="T3">If failure, HTTP Status 404</text:span></text:p>
            <text:p text:style-name="P2"><text:span text:style-name="T3"/></text:p>
            <text:p text:style-name="P2"><text:span text:style-name="T3">&lt;error&gt;</text:span></text:p>
            <text:p text:style-name="P2"><text:span text:style-name="T3"><text:s text:c="2"/></text:span><text:span text:style-name="T3">&lt;code&gt;RecordNotFound&lt;/code&gt;</text:span></text:p>
            <text:p text:style-name="P2"><text:span text:style-name="T3"><text:s text:c="2"/></text:span><text:span text:style-name="T3">&lt;message&gt;Couldn't find Catalog with ID=1&lt;/message&gt;</text:span></text:p>
            <text:p text:style-name="P2"><text:span text:style-name="T3">&lt;/error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25cm" svg:y="0.508cm" presentation:class="title" presentation:user-transformed="true">
          <draw:text-box>
            <text:p><text:span text:style-name="T1">Provider Realms </text:span></text:p>
          </draw:text-box>
        </draw:frame>
        <draw:frame presentation:style-name="pr2" draw:text-style-name="P5" draw:layer="layout" svg:width="26.417cm" svg:height="12.179cm" svg:x="1.524cm" svg:y="5.3cm" presentation:class="subtitle" presentation:user-transformed="true">
          <draw:text-box>
            <text:p text:style-name="P2"><text:span text:style-name="T3">Provider realms are read-only.</text:span></text:p>
            <text:p text:style-name="P2"><text:span text:style-name="T3"/></text:p>
            <text:p text:style-name="P2"><text:span text:style-name="T3">Provider realms are created when a provider account is added.</text:span></text:p>
            <text:p text:style-name="P2"><text:span text:style-name="T3"/></text:p>
            <text:p text:style-name="P2"><text:span text:style-name="T3">RHEV -&gt; datacenter</text:span></text:p>
            <text:p text:style-name="P2"><text:span text:style-name="T3"/></text:p>
            <text:p text:style-name="P2"><text:span text:style-name="T3">EC2 -&gt; availability zone (us-east-1b, us-east-1c)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25cm" svg:y="0.508cm" presentation:class="title" presentation:user-transformed="true">
          <draw:text-box>
            <text:p><text:span text:style-name="T1">Provider Realms – List</text:span></text:p>
          </draw:text-box>
        </draw:frame>
        <draw:frame presentation:style-name="pr2" draw:text-style-name="P5" draw:layer="layout" svg:width="26.417cm" svg:height="12.273cm" svg:x="1.524cm" svg:y="5.253cm" presentation:class="subtitle" presentation:user-transformed="true">
          <draw:text-box>
            <text:p text:style-name="P2"><text:span text:style-name="T3">curl -X GET https://localhost/conductor/api/provider_realms</text:span></text:p>
            <text:p text:style-name="P2"><text:span text:style-name="T3"/></text:p>
            <text:p text:style-name="P2"><text:span text:style-name="T3">&lt;provider_realms&gt;</text:span></text:p>
            <text:p text:style-name="P2"><text:span text:style-name="T3">&lt;provider_realm href='http://localhost:3000/api/provider_realms/1' id='1'&gt;&lt;/provider_realm&gt;</text:span></text:p>
            <text:p text:style-name="P2"><text:span text:style-name="T3">&lt;provider_realm href='http://localhost:3000/api/provider_realms/3' id='3'&gt;&lt;/provider_realm&gt;</text:span></text:p>
            <text:p text:style-name="P2"><text:span text:style-name="T3">&lt;provider_realm href='http://localhost:3000/api/provider_realms/2' id='2'&gt;&lt;/provider_realm&gt;</text:span></text:p>
            <text:p text:style-name="P2"><text:span text:style-name="T3">&lt;/provider_realms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Provider Realms – Show</text:span></text:p>
          </draw:text-box>
        </draw:frame>
        <draw:frame presentation:style-name="pr2" draw:text-style-name="P5" draw:layer="layout" svg:width="26.417cm" svg:height="16.993cm" svg:x="1.269cm" svg:y="3.774cm" presentation:class="subtitle" presentation:user-transformed="true">
          <draw:text-box>
            <text:p text:style-name="P2"><text:span text:style-name="T3">curl -X GET https://localhost/conductor/api/provider_realms/1</text:span></text:p>
            <text:p text:style-name="P2"><text:span text:style-name="T3"/></text:p>
            <text:p text:style-name="P2"><text:span text:style-name="T3">&lt;provider_realm id='1' href='https://localhost/conductor/api/provider_realms/1'&gt;</text:span></text:p>
            <text:p text:style-name="P2"><text:span text:style-name="T3"><text:s text:c="2"/></text:span><text:span text:style-name="T3">&lt;name&gt;ec2-us-west-1b&lt;/name&gt;</text:span></text:p>
            <text:p text:style-name="P2"><text:span text:style-name="T3"><text:s text:c="2"/></text:span><text:span text:style-name="T3">&lt;external_key&gt;identifier&lt;/external_key&gt;</text:span></text:p>
            <text:p text:style-name="P2"><text:span text:style-name="T3"><text:s text:c="2"/></text:span><text:span text:style-name="T3">&lt;provider id='1' href='https://localhost/conductor/api/provider/1'&gt;&lt;/provider&gt;</text:span></text:p>
            <text:p text:style-name="P2"><text:span text:style-name="T3"><text:s text:c="2"/></text:span><text:span text:style-name="T3">&lt;provider_accounts&gt;</text:span></text:p>
            <text:p text:style-name="P2"><text:span text:style-name="T3"><text:s text:c="4"/></text:span><text:span text:style-name="T3">&lt;provider_account id='1' href='https://localhost/conductor/api/provider_accounts/1'&gt;&lt;/provider_account&gt;</text:span></text:p>
            <text:p text:style-name="P2"><text:span text:style-name="T3"><text:s text:c="2"/></text:span><text:span text:style-name="T3">&lt;/provider_accounts&gt;</text:span></text:p>
            <text:p text:style-name="P2"><text:span text:style-name="T3"><text:s text:c="2"/></text:span><text:span text:style-name="T3">&lt;frontend_realms&gt;</text:span></text:p>
            <text:p text:style-name="P2"><text:span text:style-name="T3"><text:s text:c="4"/></text:span><text:span text:style-name="T3">&lt;frontend_realm id='1'&gt;&lt;/frontend_realm&gt;</text:span></text:p>
            <text:p text:style-name="P2"><text:span text:style-name="T3"><text:s text:c="2"/></text:span><text:span text:style-name="T3">&lt;/frontend_realms&gt;</text:span></text:p>
            <text:p text:style-name="P2"><text:span text:style-name="T3">&lt;/provider_realm&gt;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Frontend Realms </text:span></text:p>
          </draw:text-box>
        </draw:frame>
        <draw:custom-shape draw:style-name="gr3" draw:text-style-name="P8" draw:layer="layout" svg:width="5.08cm" svg:height="3.302cm" svg:x="3.048cm" svg:y="8.89cm">
          <text:p text:style-name="P8">Frontend</text:p>
          <text:p text:style-name="P8">Realm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588cm" svg:height="3.048cm" svg:x="10.922cm" svg:y="12.954cm">
          <text:p text:style-name="P8">Realm Backend</text:p>
          <text:p text:style-name="P8">Targe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588cm" svg:height="3.048cm" svg:x="10.922cm" svg:y="8.89cm">
          <text:p text:style-name="P8">Realm Backend</text:p>
          <text:p text:style-name="P8">Targe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588cm" svg:height="3.048cm" svg:x="10.922cm" svg:y="4.572cm">
          <text:p text:style-name="P8">Realm Backend</text:p>
          <text:p text:style-name="P8">Target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8.382cm" svg:y1="9.652cm" svg:x2="10.668cm" svg:y2="6.604cm">
          <text:p/>
        </draw:line>
        <draw:line draw:style-name="gr5" draw:text-style-name="P8" draw:layer="layout" svg:x1="8.382cm" svg:y1="10.414cm" svg:x2="10.668cm" svg:y2="10.414cm">
          <text:p/>
        </draw:line>
        <draw:line draw:style-name="gr5" draw:text-style-name="P8" draw:layer="layout" svg:x1="8.382cm" svg:y1="10.922cm" svg:x2="10.668cm" svg:y2="14.478cm">
          <text:p/>
        </draw:line>
        <draw:custom-shape draw:style-name="gr6" draw:text-style-name="P8" draw:layer="layout" svg:width="5.08cm" svg:height="3.048cm" svg:x="19.812cm" svg:y="12.954cm">
          <text:p text:style-name="P8">Provider</text:p>
          <text:p text:style-name="P8">Realm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3.048cm" svg:x="19.812cm" svg:y="8.89cm">
          <text:p text:style-name="P8">Provider</text:p>
          <text:p text:style-name="P8"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3.048cm" svg:x="19.812cm" svg:y="4.572cm">
          <text:p text:style-name="P8">Provider</text:p>
          <text:p text:style-name="P8">Realm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6.764cm" svg:y1="6.096cm" svg:x2="19.558cm" svg:y2="6.096cm">
          <text:p/>
        </draw:line>
        <draw:line draw:style-name="gr5" draw:text-style-name="P8" draw:layer="layout" svg:x1="16.764cm" svg:y1="10.414cm" svg:x2="19.558cm" svg:y2="10.414cm">
          <text:p/>
        </draw:line>
        <draw:line draw:style-name="gr5" draw:text-style-name="P8" draw:layer="layout" svg:x1="16.764cm" svg:y1="14.478cm" svg:x2="19.558cm" svg:y2="14.478cm">
          <text:p/>
        </draw:lin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Frontend Realms - Create</text:span></text:p>
          </draw:text-box>
        </draw:frame>
        <draw:frame presentation:style-name="pr2" draw:text-style-name="P7" draw:layer="layout" svg:width="24.639cm" svg:height="12.273cm" svg:x="2.032cm" svg:y="5.262cm" presentation:class="subtitle" presentation:user-transformed="true">
          <draw:text-box>
            <text:p text:style-name="P2"><text:span text:style-name="T3">curl -X POST <text:s/>https://localhost/conductor/api/frontend_realms </text:span></text:p>
            <text:p text:style-name="P2"><text:span text:style-name="T3">--data "</text:span></text:p>
            <text:p text:style-name="P2"><text:span text:style-name="T3">&lt;frontend_realm&gt;</text:span></text:p>
            <text:p text:style-name="P2"><text:span text:style-name="T3"><text:s text:c="2"/></text:span><text:span text:style-name="T3">&lt;name&gt;public-realm&lt;/name&gt;</text:span></text:p>
            <text:p text:style-name="P2"><text:span text:style-name="T3"><text:s text:c="2"/></text:span><text:span text:style-name="T3">&lt;description&gt;public providers&lt;/description&gt;</text:span></text:p>
            <text:p text:style-name="P2"><text:span text:style-name="T3"><text:s text:c="2"/></text:span><text:span text:style-name="T3">&lt;provider_realms&gt;</text:span></text:p>
            <text:p text:style-name="P2"><text:span text:style-name="T3"><text:s text:c="4"/></text:span><text:span text:style-name="T3">&lt;provider_realm id='1' /&gt;</text:span></text:p>
            <text:p text:style-name="P2"><text:span text:style-name="T3"><text:s text:c="2"/></text:span><text:span text:style-name="T3">&lt;/provider_realms&gt;</text:span></text:p>
            <text:p text:style-name="P2"><text:span text:style-name="T3"><text:s text:c="2"/></text:span><text:span text:style-name="T3">&lt;providers&gt;</text:span></text:p>
            <text:p text:style-name="P2"><text:span text:style-name="T3"><text:s text:c="4"/></text:span><text:span text:style-name="T3">&lt;provider id='1' /&gt;</text:span></text:p>
            <text:p text:style-name="P2"><text:span text:style-name="T3"><text:s text:c="2"/></text:span><text:span text:style-name="T3">&lt;/providers&gt;</text:span></text:p>
            <text:p text:style-name="P2"><text:span text:style-name="T3">&lt;/frontend_realm&gt;" </text:span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Frontend Realms - Create</text:span></text:p>
          </draw:text-box>
        </draw:frame>
        <draw:frame presentation:style-name="pr2" draw:text-style-name="P7" draw:layer="layout" svg:width="24.639cm" svg:height="12.273cm" svg:x="2.032cm" svg:y="5.262cm" presentation:class="subtitle" presentation:user-transformed="true">
          <draw:text-box>
            <text:p text:style-name="P2"><text:span text:style-name="T3">curl -X POST <text:s/>https://localhost/conductor/api/frontend_realms </text:span></text:p>
            <text:p text:style-name="P2"><text:span text:style-name="T3">--data "</text:span></text:p>
            <text:p text:style-name="P2"><text:span text:style-name="T3">&lt;frontend_realm&gt;</text:span></text:p>
            <text:p text:style-name="P2"><text:span text:style-name="T3"><text:s text:c="2"/></text:span><text:span text:style-name="T3">&lt;name&gt;public-realm&lt;/name&gt;</text:span></text:p>
            <text:p text:style-name="P2"><text:span text:style-name="T3"><text:s text:c="2"/></text:span><text:span text:style-name="T3">&lt;description&gt;public providers&lt;/description&gt;</text:span></text:p>
            <text:p text:style-name="P2"><text:span text:style-name="T3"><text:s text:c="2"/></text:span><text:span text:style-name="T3">&lt;provider_realms&gt;</text:span></text:p>
            <text:p text:style-name="P2"><text:span text:style-name="T3"><text:s text:c="4"/></text:span><text:span text:style-name="T3">&lt;provider_realm id='1' /&gt;</text:span></text:p>
            <text:p text:style-name="P2"><text:span text:style-name="T3"><text:s text:c="2"/></text:span><text:span text:style-name="T3">&lt;/provider_realms&gt;</text:span></text:p>
            <text:p text:style-name="P2"><text:span text:style-name="T3"><text:s text:c="2"/></text:span><text:span text:style-name="T3">&lt;providers&gt;</text:span></text:p>
            <text:p text:style-name="P2"><text:span text:style-name="T3"><text:s text:c="4"/></text:span><text:span text:style-name="T3">&lt;provider id='1' /&gt;</text:span></text:p>
            <text:p text:style-name="P2"><text:span text:style-name="T3"><text:s text:c="2"/></text:span><text:span text:style-name="T3">&lt;/providers&gt;</text:span></text:p>
            <text:p text:style-name="P2"><text:span text:style-name="T3">&lt;/frontend_realm&gt;" </text:span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Frontend Realms – Create Response</text:span></text:p>
          </draw:text-box>
        </draw:frame>
        <draw:frame presentation:style-name="pr2" draw:text-style-name="P9" draw:layer="layout" svg:width="25.655cm" svg:height="16.13cm" svg:x="1.953cm" svg:y="4.608cm" presentation:class="subtitle" presentation:user-transformed="true">
          <draw:text-box>
            <text:p text:style-name="P2"><text:span text:style-name="T3">&lt;frontend_realm id='1' href='https://localhost/conductor/api/frontend_realms/1'&gt;</text:span></text:p>
            <text:p text:style-name="P2"><text:span text:style-name="T3"><text:s text:c="2"/></text:span><text:span text:style-name="T3">&lt;name&gt;public-realm&lt;/name&gt;</text:span></text:p>
            <text:p text:style-name="P2"><text:span text:style-name="T3"><text:s text:c="2"/></text:span><text:span text:style-name="T3">&lt;description&gt;public providers&lt;/description&gt;</text:span></text:p>
            <text:p text:style-name="P2"><text:span text:style-name="T3"><text:s text:c="2"/></text:span><text:span text:style-name="T3">&lt;provider_realms&gt;</text:span></text:p>
            <text:p text:style-name="P2"><text:span text:style-name="T3"><text:s text:c="4"/></text:span><text:span text:style-name="T3">&lt;provider_realm id='1' href='https://localhost/conductor/api/provider_realms/1' /&gt;</text:span></text:p>
            <text:p text:style-name="P2"><text:span text:style-name="T3"><text:s text:c="2"/></text:span><text:span text:style-name="T3">&lt;/provider_realms&gt;</text:span></text:p>
            <text:p text:style-name="P2"><text:span text:style-name="T3"><text:s text:c="2"/></text:span><text:span text:style-name="T3">&lt;providers&gt;</text:span></text:p>
            <text:p text:style-name="P2"><text:span text:style-name="T3"><text:s text:c="4"/></text:span><text:span text:style-name="T3">&lt;provider id='1' href='https://localhost/conductor/api/providers/1' /&gt;</text:span></text:p>
            <text:p text:style-name="P2"><text:span text:style-name="T3"><text:s text:c="2"/></text:span><text:span text:style-name="T3">&lt;/providers&gt;</text:span></text:p>
            <text:p text:style-name="P2"><text:span text:style-name="T3">&lt;/frontend_realm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Frontend Realms – List</text:span></text:p>
          </draw:text-box>
        </draw:frame>
        <draw:frame presentation:style-name="pr2" draw:text-style-name="P5" draw:layer="layout" svg:width="26.417cm" svg:height="13.217cm" svg:x="1.524cm" svg:y="4.781cm" presentation:class="subtitle" presentation:user-transformed="true">
          <draw:text-box>
            <text:p text:style-name="P2"><text:span text:style-name="T3">curl -X GET https://localhost/conductor/api/frontend_realms</text:span></text:p>
            <text:p text:style-name="P2"><text:span text:style-name="T3"/></text:p>
            <text:p text:style-name="P2"><text:span text:style-name="T3">&lt;frontend_realms&gt;</text:span></text:p>
            <text:p text:style-name="P2"><text:span text:style-name="T3"><text:s text:c="2"/></text:span><text:span text:style-name="T3">&lt;frontend_realm href='https://localhost/conductor/api/frontend_realms/1' id='1'&gt;&lt;/frontend_realm&gt;</text:span></text:p>
            <text:p text:style-name="P2"><text:span text:style-name="T3"><text:s text:c="2"/></text:span><text:span text:style-name="T3">&lt;frontend_realm href='https://localhost/conductor/api/frontend_realms/3' id='3'&gt;&lt;/frontend_realm&gt;</text:span></text:p>
            <text:p text:style-name="P2"><text:span text:style-name="T3"><text:s text:c="2"/></text:span><text:span text:style-name="T3">&lt;frontend_realm href='https://localhost/conductor/api/frontend_realms/2' id='2'&gt;&lt;/frontend_realm&gt;</text:span></text:p>
            <text:p text:style-name="P2"><text:span text:style-name="T3">&lt;/frontend_realms&gt;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Frontend Realms – Show</text:span></text:p>
          </draw:text-box>
        </draw:frame>
        <draw:frame presentation:style-name="pr2" draw:text-style-name="P5" draw:layer="layout" svg:width="26.417cm" svg:height="17.937cm" svg:x="1.27cm" svg:y="4.028cm" presentation:class="subtitle" presentation:user-transformed="true">
          <draw:text-box>
            <text:p text:style-name="P2"><text:span text:style-name="T3">curl -X GET https://localhost/conductor/api/frontend_realms/1</text:span></text:p>
            <text:p text:style-name="P2"><text:span text:style-name="T3"/></text:p>
            <text:p text:style-name="P2"><text:span text:style-name="T3">&lt;frontend_realm id='1' href='https://localhost/conductor/api/frontend_realms/1'&gt;</text:span></text:p>
            <text:p text:style-name="P2"><text:span text:style-name="T3"><text:s text:c="2"/></text:span><text:span text:style-name="T3">&lt;name&gt;public-realm&lt;/name&gt;</text:span></text:p>
            <text:p text:style-name="P2"><text:span text:style-name="T3"><text:s text:c="2"/></text:span><text:span text:style-name="T3">&lt;description&gt;public providers&lt;/description&gt;</text:span></text:p>
            <text:p text:style-name="P2"><text:span text:style-name="T3"><text:s text:c="2"/></text:span><text:span text:style-name="T3">&lt;provider_realms&gt;</text:span></text:p>
            <text:p text:style-name="P2"><text:span text:style-name="T3"><text:s text:c="4"/></text:span><text:span text:style-name="T3">&lt;provider_realm id='1' href='https://localhost/conductor/api/provider_realms/1' /&gt;</text:span></text:p>
            <text:p text:style-name="P2"><text:span text:style-name="T3"><text:s text:c="4"/></text:span><text:span text:style-name="T3">&lt;provider_realm id='2' href='https://localhost/conductor/api/provider_realms/2' /&gt;</text:span></text:p>
            <text:p text:style-name="P2"><text:span text:style-name="T3"><text:s text:c="2"/></text:span><text:span text:style-name="T3">&lt;/provider_realms&gt;</text:span></text:p>
            <text:p text:style-name="P2"><text:span text:style-name="T3"><text:s text:c="2"/></text:span><text:span text:style-name="T3">&lt;providers&gt;</text:span></text:p>
            <text:p text:style-name="P2"><text:span text:style-name="T3"><text:s text:c="4"/></text:span><text:span text:style-name="T3">&lt;provider id='1' href='https://localhost/conductor/api/providers/1' /&gt;</text:span></text:p>
            <text:p text:style-name="P2"><text:span text:style-name="T3"><text:s text:c="2"/></text:span><text:span text:style-name="T3">&lt;/providers&gt;</text:span></text:p>
            <text:p text:style-name="P2"><text:span text:style-name="T3">&lt;frontend_realm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Frontend Realms – Update</text:span></text:p>
          </draw:text-box>
        </draw:frame>
        <draw:frame presentation:style-name="pr2" draw:text-style-name="P5" draw:layer="layout" svg:width="25.655cm" svg:height="18.881cm" svg:x="2.031cm" svg:y="2.398cm" presentation:class="subtitle" presentation:user-transformed="true">
          <draw:text-box>
            <text:p text:style-name="P2"><text:span text:style-name="T3"/></text:p>
            <text:p text:style-name="P2"><text:span text:style-name="T3"/></text:p>
            <text:p text:style-name="P2"><text:span text:style-name="T3">curl -X PUT https://localhost/conductor/api/frontend_realms/1 </text:span></text:p>
            <text:p text:style-name="P2"><text:span text:style-name="T3">--data </text:span></text:p>
            <text:p text:style-name="P2"><text:span text:style-name="T3"/></text:p>
            <text:p text:style-name="P2"><text:span text:style-name="T3">"&lt;frontend_realm&gt;</text:span></text:p>
            <text:p text:style-name="P2"><text:span text:style-name="T3"><text:s text:c="3"/></text:span><text:span text:style-name="T3">&lt;name&gt;updated-name&lt;/name&gt;</text:span></text:p>
            <text:p text:style-name="P2"><text:span text:style-name="T3"><text:s text:c="3"/></text:span><text:span text:style-name="T3">&lt;description&gt;modified text&lt;/description&gt;</text:span></text:p>
            <text:p text:style-name="P2"><text:span text:style-name="T3"><text:s text:c="3"/></text:span><text:span text:style-name="T3">&lt;provider_realms&gt;</text:span></text:p>
            <text:p text:style-name="P2"><text:span text:style-name="T3"><text:s text:c="5"/></text:span><text:span text:style-name="T3">&lt;provider_realm id='1' href='https://localhost/conductor/api/provider_realms/1' /&gt;</text:span></text:p>
            <text:p text:style-name="P2"><text:span text:style-name="T3"><text:s text:c="3"/></text:span><text:span text:style-name="T3">&lt;/provider_realms&gt;</text:span></text:p>
            <text:p text:style-name="P2"><text:span text:style-name="T3"><text:s text:c="3"/></text:span><text:span text:style-name="T3">&lt;providers&gt;</text:span></text:p>
            <text:p text:style-name="P2"><text:span text:style-name="T3"><text:s text:c="5"/></text:span><text:span text:style-name="T3">&lt;provider id='2' href='https://localhost/conductor/api/providers/2' /&gt;</text:span></text:p>
            <text:p text:style-name="P2"><text:span text:style-name="T3"><text:s text:c="3"/></text:span><text:span text:style-name="T3">&lt;/providers&gt;</text:span></text:p>
            <text:p text:style-name="P2"><text:span text:style-name="T3"><text:s/></text:span><text:span text:style-name="T3">&lt;/frontend_realm&gt;" </text:span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1.066cm" presentation:class="title" presentation:user-transformed="true">
          <draw:text-box>
            <text:p><text:span text:style-name="T1">Frontend Realms – Update Response</text:span><text:span text:style-name="T1"><text:line-break/></text:span><text:span text:style-name="T1"/></text:p>
          </draw:text-box>
        </draw:frame>
        <draw:frame presentation:style-name="pr2" draw:text-style-name="P5" draw:layer="layout" svg:width="25.655cm" svg:height="18.881cm" svg:x="2.031cm" svg:y="2.398cm" presentation:class="subtitle" presentation:user-transformed="true">
          <draw:text-box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&lt;frontend_realm id='1' href='https://localhost/conductor/api/frontend_realms/1'&gt;</text:span></text:p>
            <text:p text:style-name="P2"><text:span text:style-name="T3"><text:s text:c="2"/></text:span><text:span text:style-name="T3">&lt;name&gt;updated-name&lt;/name&gt;</text:span></text:p>
            <text:p text:style-name="P2"><text:span text:style-name="T3"><text:s text:c="2"/></text:span><text:span text:style-name="T3">&lt;description&gt;modified text&lt;/description&gt;</text:span></text:p>
            <text:p text:style-name="P2"><text:span text:style-name="T3"><text:s text:c="2"/></text:span><text:span text:style-name="T3">&lt;provider_realms&gt;</text:span></text:p>
            <text:p text:style-name="P2"><text:span text:style-name="T3"><text:s text:c="4"/></text:span><text:span text:style-name="T3">&lt;provider_realm id='1' href='https://localhost/conductor/api/provider_realms/1' /&gt;</text:span></text:p>
            <text:p text:style-name="P2"><text:span text:style-name="T3"><text:s text:c="2"/></text:span><text:span text:style-name="T3">&lt;/provider_realms&gt;</text:span></text:p>
            <text:p text:style-name="P2"><text:span text:style-name="T3"><text:s text:c="2"/></text:span><text:span text:style-name="T3">&lt;providers&gt;</text:span></text:p>
            <text:p text:style-name="P2"><text:span text:style-name="T3"><text:s text:c="4"/></text:span><text:span text:style-name="T3">&lt;provider id='2' href='https://localhost/conductor/api/providers/2' /&gt;</text:span></text:p>
            <text:p text:style-name="P2"><text:span text:style-name="T3"><text:s text:c="2"/></text:span><text:span text:style-name="T3">&lt;/providers&gt;</text:span></text:p>
            <text:p text:style-name="P2"><text:span text:style-name="T3">&lt;/frontend_realm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Frontend Realms - Delete</text:span></text:p>
          </draw:text-box>
        </draw:frame>
        <draw:frame presentation:style-name="pr2" draw:text-style-name="P5" draw:layer="layout" svg:width="24.639cm" svg:height="18.099cm" svg:x="2.286cm" svg:y="4.79cm" presentation:class="subtitle" presentation:user-transformed="true">
          <draw:text-box>
            <text:p text:style-name="P2"><text:span text:style-name="T3">Request:</text:span></text:p>
            <text:p text:style-name="P2"><text:span text:style-name="T3"/></text:p>
            <text:p text:style-name="P2"><text:span text:style-name="T3">curl -X DELETE <text:s/>http://localhost/conductor/api/frontend_realms/1</text:span></text:p>
            <text:p text:style-name="P2"><text:span text:style-name="T3"/></text:p>
            <text:p text:style-name="P2"><text:span text:style-name="T3">Response:</text:span></text:p>
            <text:p text:style-name="P2"><text:span text:style-name="T3"/></text:p>
            <text:p text:style-name="P2"><text:span text:style-name="T3">If success, HTTP Status 204 No Content</text:span></text:p>
            <text:p text:style-name="P2"><text:span text:style-name="T3"/></text:p>
            <text:p text:style-name="P2"><text:span text:style-name="T3">If failure, HTTP Status 404</text:span></text:p>
            <text:p text:style-name="P2"><text:span text:style-name="T3"/></text:p>
            <text:p text:style-name="P2"><text:span text:style-name="T3">&lt;error&gt;</text:span></text:p>
            <text:p text:style-name="P2"><text:span text:style-name="T3"><text:s text:c="2"/></text:span><text:span text:style-name="T3">&lt;code&gt;RecordNotFound&lt;/code&gt;</text:span></text:p>
            <text:p text:style-name="P2"><text:span text:style-name="T3"><text:s text:c="2"/></text:span><text:span text:style-name="T3">&lt;message&gt;Couldn't find Frontend Realm with ID=1&lt;/message&gt;</text:span></text:p>
            <text:p text:style-name="P2"><text:span text:style-name="T3">&lt;/error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ables - Create</text:span></text:p>
          </draw:text-box>
        </draw:frame>
        <draw:frame presentation:style-name="pr2" draw:text-style-name="P7" draw:layer="layout" svg:width="24.639cm" svg:height="12.179cm" svg:x="2.032cm" svg:y="5.309cm" presentation:class="subtitle" presentation:user-transformed="true">
          <draw:text-box>
            <text:p text:style-name="P2"><text:span text:style-name="T3">curl -X POST - https://localhost/conductor/api/deployable </text:span></text:p>
            <text:p text:style-name="P2"><text:span text:style-name="T3">--data "</text:span></text:p>
            <text:p text:style-name="P2"><text:span text:style-name="T3">&lt;deployable&gt;</text:span></text:p>
            <text:p text:style-name="P2"><text:span text:style-name="T3"><text:s text:c="2"/></text:span><text:span text:style-name="T3">&lt;name&gt;deplname&lt;/name&gt;</text:span></text:p>
            <text:p text:style-name="P2"><text:span text:style-name="T3"><text:s text:c="2"/></text:span><text:span text:style-name="T3">&lt;description&gt;some text&lt;/description&gt; </text:span></text:p>
            <text:p text:style-name="P2"><text:span text:style-name="T3"><text:s text:c="2"/></text:span><text:span text:style-name="T3">&lt;xml&gt;&lt;![CDATA[ SOME VALID XML ]]&gt;&lt;/xml&gt; </text:span></text:p>
            <text:p text:style-name="P2"><text:span text:style-name="T3"><text:s text:c="2"/></text:span><text:span text:style-name="T3">&lt;xml_filename&gt;fname&lt;/xml_filename&gt;</text:span></text:p>
            <text:p text:style-name="P2"><text:span text:style-name="T3"><text:s text:c="2"/></text:span><text:span text:style-name="T3">&lt;catalog id='1' /&gt;</text:span></text:p>
            <text:p text:style-name="P2"><text:span text:style-name="T3">&lt;/deployable&gt;" </text:span></text:p>
            <text:p text:style-name="P2"><text:span text:style-name="T3"/></text:p>
            <text:p text:style-name="P2"><text:span text:style-name="T3"/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ables – Create from Image</text:span></text:p>
          </draw:text-box>
        </draw:frame>
        <draw:frame presentation:style-name="pr2" draw:text-style-name="P9" draw:layer="layout" svg:width="25.655cm" svg:height="15.186cm" svg:x="1.953cm" svg:y="5.568cm" presentation:class="subtitle" presentation:user-transformed="true">
          <draw:text-box>
            <text:p text:style-name="P2"><text:span text:style-name="T3">curl -X POST <text:s/>https://localhost/conductor/api/deployable </text:span></text:p>
            <text:p text:style-name="P2"><text:span text:style-name="T3">--data "</text:span></text:p>
            <text:p text:style-name="P2"><text:span text:style-name="T3">&lt;deployable&gt; </text:span></text:p>
            <text:p text:style-name="P2"><text:span text:style-name="T3"><text:s text:c="2"/></text:span><text:span text:style-name="T3">&lt;name&gt;deplname&lt;/name&gt; </text:span></text:p>
            <text:p text:style-name="P2"><text:span text:style-name="T3"><text:s text:c="2"/></text:span><text:span text:style-name="T3">&lt;description&gt;some text&lt;/description&gt; </text:span></text:p>
            <text:p text:style-name="P2"><text:span text:style-name="T3"><text:s text:c="2"/></text:span><text:span text:style-name="T3">&lt;image id='2'&gt;</text:span></text:p>
            <text:p text:style-name="P2"><text:span text:style-name="T3"><text:s text:c="2"/></text:span><text:span text:style-name="T3">&lt;hwp id='1'&gt; </text:span></text:p>
            <text:p text:style-name="P2"><text:span text:style-name="T3"><text:s text:c="2"/></text:span><text:span text:style-name="T3">&lt;catalog id='1'&gt; </text:span></text:p>
            <text:p text:style-name="P2"><text:span text:style-name="T3">&lt;/deployable&gt;" </text:span></text:p>
            <text:p text:style-name="P2"><text:span text:style-name="T3"/></text:p>
            <text:p text:style-name="P2"><text:span text:style-name="T3"/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ables – Create Response</text:span></text:p>
          </draw:text-box>
        </draw:frame>
        <draw:frame presentation:style-name="pr2" draw:text-style-name="P9" draw:layer="layout" svg:width="25.655cm" svg:height="19.906cm" svg:x="1.953cm" svg:y="3.208cm" presentation:class="subtitle" presentation:user-transformed="true">
          <draw:text-box>
            <text:p text:style-name="P2"><text:span text:style-name="T3">&lt;deployable id='1' href='https://localhost/conductor/api/deployable/1'&gt;</text:span></text:p>
            <text:p text:style-name="P2"><text:span text:style-name="T3"><text:s text:c="2"/></text:span><text:span text:style-name="T3">&lt;name&gt;deplname&lt;/name&gt;</text:span></text:p>
            <text:p text:style-name="P2"><text:span text:style-name="T3"><text:s text:c="2"/></text:span><text:span text:style-name="T3">&lt;description&gt;some text&lt;/description&gt;</text:span></text:p>
            <text:p text:style-name="P2"><text:span text:style-name="T3"><text:s text:c="2"/></text:span><text:span text:style-name="T3">&lt;xml&gt;&lt;![CDATA[ SOME VALID XML ]]&gt;&lt;/xml&gt;</text:span></text:p>
            <text:p text:style-name="P2"><text:span text:style-name="T3"><text:s text:c="2"/></text:span><text:span text:style-name="T3">&lt;xml_filename&gt; fname &lt;/xml_filename&gt;</text:span></text:p>
            <text:p text:style-name="P2"><text:span text:style-name="T3"><text:s text:c="2"/></text:span><text:span text:style-name="T3">&lt;owner id='2'&gt;&lt;/owner&gt;</text:span></text:p>
            <text:p text:style-name="P2"><text:span text:style-name="T3"><text:s text:c="2"/></text:span><text:span text:style-name="T3">&lt;catalog id='1' href='https://localhost/conductor/api/catalogs/1' /&gt;</text:span></text:p>
            <text:p text:style-name="P2"><text:span text:style-name="T3"><text:s text:c="2"/></text:span><text:span text:style-name="T3">&lt;pool_family id='1' href='https://localhost/conductor/api/pool_families/1' /&gt;</text:span></text:p>
            <text:p text:style-name="P2"><text:span text:style-name="T3"><text:s text:c="2"/></text:span><text:span text:style-name="T6">&lt;images&gt;</text:span></text:p>
            <text:p text:style-name="P2"><text:span text:style-name="T6"><text:s text:c="5"/></text:span><text:span text:style-name="T6">&lt;image id='4fc38a0d-1383-4e1d-bc43-850e42541bc0' href='https://localhost/conductor/api/images/4fc38a0d-1383-4e1d-bc43-850e42541bc0'&gt;&lt;/image&gt;</text:span></text:p>
            <text:p text:style-name="P2"><text:span text:style-name="T6"><text:s text:c="2"/></text:span><text:span text:style-name="T6">&lt;/images&gt;</text:span></text:p>
            <text:p text:style-name="P2"><text:span text:style-name="T3">&lt;/deployable&gt;</text:span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ables – List</text:span></text:p>
          </draw:text-box>
        </draw:frame>
        <draw:frame presentation:style-name="pr2" draw:text-style-name="P9" draw:layer="layout" svg:width="25.655cm" svg:height="15.186cm" svg:x="1.953cm" svg:y="5.568cm" presentation:class="subtitle" presentation:user-transformed="true">
          <draw:text-box>
            <text:p text:style-name="P2"><text:span text:style-name="T3">curl -X GET <text:s/>https://localhost/conductor/api/deployables/</text:span></text:p>
            <text:p text:style-name="P2"><text:span text:style-name="T3"/></text:p>
            <text:p text:style-name="P2"><text:span text:style-name="T3">&lt;deployables&gt;</text:span></text:p>
            <text:p text:style-name="P2"><text:span text:style-name="T3">&lt;deployable href='https://localhost/conductor/api/deployables/1' id='1' /&gt;</text:span></text:p>
            <text:p text:style-name="P2"><text:span text:style-name="T3">&lt;deployable href='https://localhost/conductor/api/deployables/3' id='3' /&gt;</text:span></text:p>
            <text:p text:style-name="P2"><text:span text:style-name="T3">&lt;deployable href='https://localhost/conductor/api/deployables/2' id='2' /&gt;</text:span></text:p>
            <text:p text:style-name="P2"><text:span text:style-name="T3">&lt;/deployables&gt;</text:span></text:p>
            <text:p text:style-name="P2"><text:span text:style-name="T3"/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ables – Show</text:span></text:p>
          </draw:text-box>
        </draw:frame>
        <draw:frame presentation:style-name="pr2" draw:text-style-name="P9" draw:layer="layout" svg:width="25.655cm" svg:height="19.906cm" svg:x="1.953cm" svg:y="3.208cm" presentation:class="subtitle" presentation:user-transformed="true">
          <draw:text-box>
            <text:p text:style-name="P2"><text:span text:style-name="T3">curl -X GET <text:s/>https://localhost/conductor/api/deployables/1</text:span></text:p>
            <text:p text:style-name="P2"><text:span text:style-name="T3"/></text:p>
            <text:p text:style-name="P2"><text:span text:style-name="T3">&lt;deployable id='1' href='https://localhost/conductor/api/deployable/1'&gt;</text:span></text:p>
            <text:p text:style-name="P2"><text:span text:style-name="T3"><text:s text:c="2"/></text:span><text:span text:style-name="T3">&lt;name&gt;deplname&lt;/name&gt;</text:span></text:p>
            <text:p text:style-name="P2"><text:span text:style-name="T3"><text:s text:c="2"/></text:span><text:span text:style-name="T3">&lt;description&gt;some text&lt;/description&gt;</text:span></text:p>
            <text:p text:style-name="P2"><text:span text:style-name="T3"><text:s text:c="2"/></text:span><text:span text:style-name="T3">&lt;xml&gt;&lt;![CDATA[ SOME VALID XML ]]&gt;&lt;/xml&gt;</text:span></text:p>
            <text:p text:style-name="P2"><text:span text:style-name="T3"><text:s text:c="2"/></text:span><text:span text:style-name="T3">&lt;xml_filename&gt; fname &lt;/xml_filename&gt;</text:span></text:p>
            <text:p text:style-name="P2"><text:span text:style-name="T3"><text:s text:c="2"/></text:span><text:span text:style-name="T3">&lt;owner id='2'&gt;&lt;/owner&gt;</text:span></text:p>
            <text:p text:style-name="P2"><text:span text:style-name="T3"><text:s text:c="2"/></text:span><text:span text:style-name="T3">&lt;catalog id='1' href='https://localhost/conductor/api/catalogs/1' /&gt;</text:span></text:p>
            <text:p text:style-name="P2"><text:span text:style-name="T3"><text:s text:c="2"/></text:span><text:span text:style-name="T3">&lt;pool_family id='1' href='https://localhost/conductor/api/pool_families/1' /&gt;</text:span></text:p>
            <text:p text:style-name="P2"><text:span text:style-name="T3"><text:s text:c="2"/></text:span><text:span text:style-name="T6">&lt;images&gt;</text:span></text:p>
            <text:p text:style-name="P2"><text:span text:style-name="T6"><text:s text:c="5"/></text:span><text:span text:style-name="T6">&lt;image id='2' href='https://localhost/conductor/api/images/2' /&gt;</text:span></text:p>
            <text:p text:style-name="P2"><text:span text:style-name="T6"><text:s text:c="2"/></text:span><text:span text:style-name="T6">&lt;/images&gt;</text:span></text:p>
            <text:p text:style-name="P2"><text:span text:style-name="T3">&lt;/deployable&gt;</text:span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ables – Update</text:span></text:p>
          </draw:text-box>
        </draw:frame>
        <draw:frame presentation:style-name="pr2" draw:text-style-name="P9" draw:layer="layout" svg:width="25.655cm" svg:height="19.906cm" svg:x="1.953cm" svg:y="3.208cm" presentation:class="subtitle" presentation:user-transformed="true">
          <draw:text-box>
            <text:p text:style-name="P2"><text:span text:style-name="T3">curl -X PUT <text:s/>https://localhost/conductor/api/deployables/1 </text:span></text:p>
            <text:p text:style-name="P2"><text:span text:style-name="T3">--data "</text:span></text:p>
            <text:p text:style-name="P2"><text:span text:style-name="T3">&lt;deployable&gt;</text:span></text:p>
            <text:p text:style-name="P2"><text:span text:style-name="T3"><text:s text:c="2"/></text:span><text:span text:style-name="T3">&lt;name&gt;deplname&lt;/name&gt;</text:span></text:p>
            <text:p text:style-name="P2"><text:span text:style-name="T3"><text:s text:c="2"/></text:span><text:span text:style-name="T3">&lt;description&gt;some text&lt;/description&gt;</text:span></text:p>
            <text:p text:style-name="P2"><text:span text:style-name="T3"><text:s text:c="2"/></text:span><text:span text:style-name="T3">&lt;xml&gt;&lt;![CDATA[ SOME VALID XML ]]&gt;&lt;/xml&gt;</text:span></text:p>
            <text:p text:style-name="P2"><text:span text:style-name="T3"><text:s text:c="2"/></text:span><text:span text:style-name="T3">&lt;xml_filename&gt;fname&lt;/xml_filename&gt;</text:span></text:p>
            <text:p text:style-name="P2"><text:span text:style-name="T3"><text:s text:c="2"/></text:span><text:span text:style-name="T3">&lt;owner id='2'&gt;&lt;/owner&gt;</text:span></text:p>
            <text:p text:style-name="P2"><text:span text:style-name="T3"><text:s text:c="2"/></text:span><text:span text:style-name="T3">&lt;catalog id='1' href='https://localhost/conductor/api/catalogs/1' /&gt;</text:span></text:p>
            <text:p text:style-name="P2"><text:span text:style-name="T6"><text:s text:c="2"/></text:span><text:span text:style-name="T6">&lt;pool_family id='1' href='https://localhost/conductor/api/pool_families/1' /&gt;</text:span></text:p>
            <text:p text:style-name="P2"><text:span text:style-name="T3"><text:s text:c="2"/></text:span><text:span text:style-name="T6">&lt;images&gt;</text:span></text:p>
            <text:p text:style-name="P2"><text:span text:style-name="T6"><text:s text:c="5"/></text:span><text:span text:style-name="T6">&lt;image id='2' href='https://localhost/conductor/api/images/2' /&gt;</text:span></text:p>
            <text:p text:style-name="P2"><text:span text:style-name="T6"><text:s text:c="2"/></text:span><text:span text:style-name="T6">&lt;/images&gt;</text:span></text:p>
            <text:p text:style-name="P2"><text:span text:style-name="T3">&lt;/deployable&gt;" </text:span></text:p>
            <text:p text:style-name="P2"><text:span text:style-name="T3"/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draw:frame draw:style-name="gr2" draw:text-style-name="P6" draw:layer="layout" svg:width="5.08cm" svg:height="1.195cm" svg:x="19.05cm" svg:y="17.272cm">
          <draw:text-box>
            <text:p><text:span text:style-name="T6">read on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ables – Update Response</text:span></text:p>
          </draw:text-box>
        </draw:frame>
        <draw:frame presentation:style-name="pr2" draw:text-style-name="P9" draw:layer="layout" svg:width="25.655cm" svg:height="18.962cm" svg:x="1.953cm" svg:y="3.68cm" presentation:class="subtitle" presentation:user-transformed="true">
          <draw:text-box>
            <text:p text:style-name="P2"><text:span text:style-name="T3"/></text:p>
            <text:p text:style-name="P2"><text:span text:style-name="T3">&lt;deployable&gt;</text:span></text:p>
            <text:p text:style-name="P2"><text:span text:style-name="T3"><text:s text:c="2"/></text:span><text:span text:style-name="T3">&lt;name&gt;deplname&lt;/name&gt;</text:span></text:p>
            <text:p text:style-name="P2"><text:span text:style-name="T3"><text:s text:c="2"/></text:span><text:span text:style-name="T3">&lt;description&gt;some text&lt;/description&gt;</text:span></text:p>
            <text:p text:style-name="P2"><text:span text:style-name="T3"><text:s text:c="2"/></text:span><text:span text:style-name="T3">&lt;xml&gt;&lt;![CDATA[ SOME VALID XML ]]&gt;&lt;/xml&gt;</text:span></text:p>
            <text:p text:style-name="P2"><text:span text:style-name="T3"><text:s text:c="2"/></text:span><text:span text:style-name="T3">&lt;xml_filename&gt;fname&lt;/xml_filename&gt;</text:span></text:p>
            <text:p text:style-name="P2"><text:span text:style-name="T3"><text:s text:c="2"/></text:span><text:span text:style-name="T3">&lt;owner id='2'&gt;&lt;/owner&gt;</text:span></text:p>
            <text:p text:style-name="P2"><text:span text:style-name="T3"><text:s text:c="2"/></text:span><text:span text:style-name="T3">&lt;catalog id='1' href='https://localhost/conductor/api/catalogs/1' /&gt;</text:span></text:p>
            <text:p text:style-name="P2"><text:span text:style-name="T6"><text:s text:c="2"/></text:span><text:span text:style-name="T10">&lt;pool_family id='1' href='https://localhost/conductor/api/pool_families/1' /&gt;</text:span></text:p>
            <text:p text:style-name="P2"><text:span text:style-name="T10"><text:s text:c="2"/></text:span><text:span text:style-name="T10">&lt;images&gt;</text:span></text:p>
            <text:p text:style-name="P2"><text:span text:style-name="T10"><text:s text:c="5"/></text:span><text:span text:style-name="T10">&lt;image id='2' href='https://localhost/conductor/api/images/2' /&gt;</text:span></text:p>
            <text:p text:style-name="P2"><text:span text:style-name="T10"><text:s text:c="2"/></text:span><text:span text:style-name="T10">&lt;/images&gt;</text:span></text:p>
            <text:p text:style-name="P2"><text:span text:style-name="T3">&lt;/deployable&gt;" </text:span></text:p>
            <text:p text:style-name="P2"><text:span text:style-name="T3"/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ables - Delete</text:span></text:p>
          </draw:text-box>
        </draw:frame>
        <draw:frame presentation:style-name="pr2" draw:text-style-name="P5" draw:layer="layout" svg:width="24.639cm" svg:height="18.099cm" svg:x="2.286cm" svg:y="4.79cm" presentation:class="subtitle" presentation:user-transformed="true">
          <draw:text-box>
            <text:p text:style-name="P2"><text:span text:style-name="T3">Request:</text:span></text:p>
            <text:p text:style-name="P2"><text:span text:style-name="T3"/></text:p>
            <text:p text:style-name="P2"><text:span text:style-name="T3">curl -X DELETE <text:s/>http://localhost/conductor/api/deployables/1</text:span></text:p>
            <text:p text:style-name="P2"><text:span text:style-name="T3"/></text:p>
            <text:p text:style-name="P2"><text:span text:style-name="T3">Response:</text:span></text:p>
            <text:p text:style-name="P2"><text:span text:style-name="T3"/></text:p>
            <text:p text:style-name="P2"><text:span text:style-name="T3">If success, HTTP Status</text:span><text:span text:style-name="T11"> 204 No Content</text:span></text:p>
            <text:p text:style-name="P2"><text:span text:style-name="T3"/></text:p>
            <text:p text:style-name="P2"><text:span text:style-name="T3">If failure, HTTP Status 404</text:span></text:p>
            <text:p text:style-name="P2"><text:span text:style-name="T3"/></text:p>
            <text:p text:style-name="P2"><text:span text:style-name="T3">&lt;error&gt;</text:span></text:p>
            <text:p text:style-name="P2"><text:span text:style-name="T3"><text:s text:c="2"/></text:span><text:span text:style-name="T3">&lt;code&gt;RecordNotFound&lt;/code&gt;</text:span></text:p>
            <text:p text:style-name="P2"><text:span text:style-name="T3"><text:s text:c="2"/></text:span><text:span text:style-name="T3">&lt;message&gt;Couldn't find Deployable with ID=1&lt;/message&gt;</text:span></text:p>
            <text:p text:style-name="P2"><text:span text:style-name="T3">&lt;/error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ments - Create</text:span></text:p>
          </draw:text-box>
        </draw:frame>
        <draw:frame presentation:style-name="pr2" draw:text-style-name="P7" draw:layer="layout" svg:width="24.639cm" svg:height="12.273cm" svg:x="2.032cm" svg:y="5.262cm" presentation:class="subtitle" presentation:user-transformed="true">
          <draw:text-box>
            <text:p text:style-name="P2"><text:span text:style-name="T3">curl -X POST https://localhost/conductor/api/deployments</text:span></text:p>
            <text:p text:style-name="P2"><text:span text:style-name="T3"/></text:p>
            <text:p text:style-name="P2"><text:span text:style-name="T3">&lt;deployment&gt;</text:span></text:p>
            <text:p text:style-name="P2"><text:span text:style-name="T3"><text:s text:c="2"/></text:span><text:span text:style-name="T3">&lt;name&gt;deployment1&lt;/name&gt;</text:span></text:p>
            <text:p text:style-name="P2"><text:span text:style-name="T3"><text:s text:c="2"/></text:span><text:span text:style-name="T3">&lt;pool id='1'/&gt;</text:span></text:p>
            <text:p text:style-name="P2"><text:span text:style-name="T3"><text:s text:c="2"/></text:span><text:span text:style-name="T3">&lt;deployable id='1'/&gt;</text:span></text:p>
            <text:p text:style-name="P2"><text:span text:style-name="T3"><text:s text:c="2"/></text:span><text:span text:style-name="T3">&lt;partial_launch&gt;0&lt;/partial_launch&gt; &lt;!-- ignore instance errors during launch --&gt; <text:s/></text:span></text:p>
            <text:p text:style-name="P2"><text:span text:style-name="T3"><text:s text:c="2"/></text:span><text:span text:style-name="T3">&lt;frontend_realm id='1'/&gt; &lt;!-- optional, auto select if not specified--&gt;</text:span></text:p>
            <text:p text:style-name="P2"><text:span text:style-name="T3">&lt;deployment&gt;</text:span></text:p>
            <text:p text:style-name="P2"><text:span text:style-name="T3"/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ments – Create Response</text:span></text:p>
          </draw:text-box>
        </draw:frame>
        <draw:frame presentation:style-name="pr2" draw:text-style-name="P9" draw:layer="layout" svg:width="25.655cm" svg:height="19.906cm" svg:x="1.953cm" svg:y="3.208cm" presentation:class="subtitle" presentation:user-transformed="true">
          <draw:text-box>
            <text:p text:style-name="P2"><text:span text:style-name="T3">&lt;deployment id='1' href='https://localhost/conductor/api/deployments/1'&gt;</text:span></text:p>
            <text:p text:style-name="P2"><text:span text:style-name="T3"><text:s text:c="2"/></text:span><text:span text:style-name="T3">&lt;name&gt;deployment1&lt;/name&gt;</text:span></text:p>
            <text:p text:style-name="P2"><text:span text:style-name="T3"><text:s text:c="2"/></text:span><text:span text:style-name="T12">&lt;state&gt;new&lt;/state&gt;</text:span></text:p>
            <text:p text:style-name="P2"><text:span text:style-name="T12"><text:s text:c="2"/></text:span><text:span text:style-name="T12">&lt;available_states&gt;&lt;/available_states&gt;</text:span></text:p>
            <text:p text:style-name="P2"><text:span text:style-name="T3"><text:s text:c="2"/></text:span><text:span text:style-name="T3">&lt;pool id='1' href='https://localhost/conductor/api/pools/1'&gt;&lt;/pool&gt;</text:span></text:p>
            <text:p text:style-name="P2"><text:span text:style-name="T3"><text:s text:c="2"/></text:span><text:span text:style-name="T3">&lt;frontend_realm id='1' href='https://localhost/conductor/api/frontend_realms/1'&gt;&lt;/frontend_realm&gt;</text:span></text:p>
            <text:p text:style-name="P2"><text:span text:style-name="T12"><text:s text:c="2"/></text:span><text:span text:style-name="T12">&lt;instances&gt;</text:span></text:p>
            <text:p text:style-name="P2"><text:span text:style-name="T12"><text:s text:c="2"/></text:span><text:span text:style-name="T12">&lt;/instances&gt;</text:span></text:p>
            <text:p text:style-name="P2"><text:span text:style-name="T3"><text:s text:c="2"/></text:span><text:span text:style-name="T3">&lt;created_at&gt;2012-10-25 04:35:28.482757&lt;/created_at&gt;</text:span></text:p>
            <text:p text:style-name="P2"><text:span text:style-name="T3"><text:s text:c="2"/></text:span><text:span text:style-name="T3">&lt;updated_at&gt;&lt;/updated_at&gt;</text:span></text:p>
            <text:p text:style-name="P2"><text:span text:style-name="T3"><text:s text:c="2"/></text:span><text:span text:style-name="T3">&lt;owner_id&gt;1&lt;/owner_id&gt;</text:span></text:p>
            <text:p text:style-name="P2"><text:span text:style-name="T3"><text:s text:c="2"/></text:span><text:span text:style-name="T3">&lt;global_uptime&gt;&lt;/global uptime&gt;</text:span></text:p>
            <text:p text:style-name="P2"><text:span text:style-name="T3"><text:s text:c="2"/></text:span><text:span text:style-name="T3">&lt;uptime_1st_instance_running&gt;&lt;/global uptime&gt;</text:span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ments – Create Response, continued</text:span></text:p>
          </draw:text-box>
        </draw:frame>
        <draw:frame presentation:style-name="pr2" draw:text-style-name="P9" draw:layer="layout" svg:width="25.655cm" svg:height="18.018cm" svg:x="1.953cm" svg:y="4.152cm" presentation:class="subtitle" presentation:user-transformed="true">
          <draw:text-box>
            <text:p text:style-name="P2"><text:span text:style-name="T3">&lt;scheduled_for_deletion&gt;false&lt;/scheduled_for_deletion&gt;</text:span></text:p>
            <text:p text:style-name="P2"><text:span text:style-name="T3"><text:s text:c="2"/></text:span><text:span text:style-name="T3">&lt;uuid&gt;67160b40-1e5d-11e2-8ad5-52540053d8d3&lt;/uuid&gt;</text:span></text:p>
            <text:p text:style-name="P2"><text:span text:style-name="T3"><text:s text:c="2"/></text:span><text:span text:style-name="T3">&lt;deployable-xml&gt;</text:span></text:p>
            <text:p text:style-name="P2"><text:span text:style-name="T3"><text:s text:c="4"/></text:span><text:span text:style-name="T3">&lt;deployable version="1.0" name="f16-dep"&gt;</text:span></text:p>
            <text:p text:style-name="P2"><text:span text:style-name="T3"><text:s text:c="6"/></text:span><text:span text:style-name="T3">&lt;description/&gt;</text:span></text:p>
            <text:p text:style-name="P2"><text:span text:style-name="T3"><text:s text:c="6"/></text:span><text:span text:style-name="T3">&lt;assemblies&gt;</text:span></text:p>
            <text:p text:style-name="P2"><text:span text:style-name="T3"><text:s text:c="8"/></text:span><text:span text:style-name="T3">&lt;assembly name="f16" hwp="small-x86_64"&gt;</text:span></text:p>
            <text:p text:style-name="P2"><text:span text:style-name="T3"><text:s text:c="10"/></text:span><text:span text:style-name="T3">&lt;image id="51a42ec2-1e5d-11e2-8ad5-52540053d8d3"/&gt;</text:span></text:p>
            <text:p text:style-name="P2"><text:span text:style-name="T3"><text:s text:c="8"/></text:span><text:span text:style-name="T3">&lt;/assembly&gt;</text:span></text:p>
            <text:p text:style-name="P2"><text:span text:style-name="T3"><text:s text:c="6"/></text:span><text:span text:style-name="T3">&lt;/assemblies&gt;</text:span></text:p>
            <text:p text:style-name="P2"><text:span text:style-name="T3"><text:s text:c="4"/></text:span><text:span text:style-name="T3">&lt;/deployable&gt;</text:span></text:p>
            <text:p text:style-name="P2"><text:span text:style-name="T3"><text:s text:c="2"/></text:span><text:span text:style-name="T3">&lt;/deployable-xml&gt;</text:span></text:p>
            <text:p text:style-name="P2"><text:span text:style-name="T3"><text:s text:c="2"/></text:span><text:span text:style-name="T3">&lt;history&gt; &lt;!-- events --&gt;</text:span></text:p>
            <text:p text:style-name="P2"><text:span text:style-name="T3">&lt;/deployment&gt;</text:span></text:p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Deployments – List</text:span></text:p>
          </draw:text-box>
        </draw:frame>
        <draw:frame presentation:style-name="pr2" draw:text-style-name="P5" draw:layer="layout" svg:width="26.417cm" svg:height="14.161cm" svg:x="1.27cm" svg:y="5.626cm" presentation:class="subtitle" presentation:user-transformed="true">
          <draw:text-box>
            <text:p text:style-name="P2"><text:span text:style-name="T3">curl -X GET https://localhost/conductor/api/deployments</text:span></text:p>
            <text:p text:style-name="P2"><text:span text:style-name="T3">or</text:span></text:p>
            <text:p text:style-name="P2"><text:span text:style-name="T3">curl -X GET https://localhost/conductor/api/pools/1/deployments</text:span></text:p>
            <text:p text:style-name="P2"><text:span text:style-name="T3"/></text:p>
            <text:p text:style-name="P2"><text:span text:style-name="T3"/></text:p>
            <text:p text:style-name="P2"><text:span text:style-name="T3">&lt;deployments&gt;</text:span></text:p>
            <text:p text:style-name="P2"><text:span text:style-name="T3"><text:s text:c="2"/></text:span><text:span text:style-name="T3">&lt;deployment id='1' href='https://localhost/conductor/api/deployments/1'&gt;&lt;/instance&gt;</text:span></text:p>
            <text:p text:style-name="P2"><text:span text:style-name="T3"><text:s text:c="2"/></text:span><text:span text:style-name="T3">&lt;deployment id='2' href='https://localhost/conductor/api/deployments/2'&gt;&lt;/instance&gt;</text:span></text:p>
            <text:p text:style-name="P2"><text:span text:style-name="T3"><text:s text:c="2"/></text:span><text:span text:style-name="T3">&lt;deployment id='3' href='https://localhost/conductor/api/deployments/3'&gt;&lt;/instance&gt;</text:span></text:p>
            <text:p text:style-name="P2"><text:span text:style-name="T3">&lt;/deployments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Deployments – Show</text:span></text:p>
          </draw:text-box>
        </draw:frame>
        <draw:frame presentation:style-name="pr2" draw:text-style-name="P5" draw:layer="layout" svg:width="26.417cm" svg:height="18.881cm" svg:x="1.27cm" svg:y="3.556cm" presentation:class="subtitle" presentation:user-transformed="true">
          <draw:text-box>
            <text:p text:style-name="P2"><text:span text:style-name="T3">curl -X GET https://localhost/conductor/api/frontend_realms/1</text:span></text:p>
            <text:p text:style-name="P2"><text:span text:style-name="T3">&lt;deployment id='1' href='https://localhost/conductor/api/deployments/1'&gt;</text:span></text:p>
            <text:p text:style-name="P2"><text:span text:style-name="T3"><text:s text:c="2"/></text:span><text:span text:style-name="T3">&lt;name&gt;webserver-deployment&lt;/name&gt;</text:span></text:p>
            <text:p text:style-name="P2"><text:span text:style-name="T3"><text:s text:c="2"/></text:span><text:span text:style-name="T12">&lt;state&gt;running&lt;/state&gt;</text:span></text:p>
            <text:p text:style-name="P2"><text:span text:style-name="T12"><text:s text:c="2"/></text:span><text:span text:style-name="T12">&lt;available_states&gt;</text:span></text:p>
            <text:p text:style-name="P2"><text:span text:style-name="T12"><text:s text:c="4"/></text:span><text:span text:style-name="T12">&lt;state&gt;stopped&lt;/state&gt;</text:span></text:p>
            <text:p text:style-name="P2"><text:span text:style-name="T12"><text:s text:c="2"/></text:span><text:span text:style-name="T12">&lt;/available_states&gt;</text:span></text:p>
            <text:p text:style-name="P2"><text:span text:style-name="T3"><text:s text:c="2"/></text:span><text:span text:style-name="T3">&lt;pool id='1' href='https://localhost/conductor/api/pools/1'&gt;&lt;/pool&gt;</text:span></text:p>
            <text:p text:style-name="P2"><text:span text:style-name="T3"><text:s text:c="2"/></text:span><text:span text:style-name="T3">&lt;frontend_realm id='1' href='https://localhost/conductor/api/frontend_realms/1'&gt;&lt;/frontend_realm&gt;</text:span></text:p>
            <text:p text:style-name="P2"><text:span text:style-name="T3"><text:s text:c="2"/></text:span><text:span text:style-name="T12">&lt;instances&gt;</text:span></text:p>
            <text:p text:style-name="P2"><text:span text:style-name="T12"><text:s text:c="4"/></text:span><text:span text:style-name="T12">&lt;instance id='1' href='https://localhost/conductor/api/deployments/1/instances/1'&gt;&lt;/instance&gt;</text:span></text:p>
            <text:p text:style-name="P2"><text:span text:style-name="T12"><text:s text:c="2"/></text:span><text:span text:style-name="T12">&lt;/instances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Deployments – Show, continued</text:span></text:p>
          </draw:text-box>
        </draw:frame>
        <draw:frame presentation:style-name="pr2" draw:text-style-name="P5" draw:layer="layout" svg:width="26.417cm" svg:height="20.769cm" svg:x="1.27cm" svg:y="2.612cm" presentation:class="subtitle" presentation:user-transformed="true">
          <draw:text-box>
            <text:p text:style-name="P2"><text:span text:style-name="T3"><text:s text:c="2"/></text:span><text:span text:style-name="T3">&lt;created_at&gt;2012-10-25 04:35:28.482757&lt;/created_at&gt;</text:span></text:p>
            <text:p text:style-name="P2"><text:span text:style-name="T3"><text:s text:c="2"/></text:span><text:span text:style-name="T3">&lt;updated_at&gt;2012-10-25 04:35:36.046721&lt;/updated_at&gt;</text:span></text:p>
            <text:p text:style-name="P2"><text:span text:style-name="T3"><text:s text:c="2"/></text:span><text:span text:style-name="T3">&lt;owner_id&gt;1&lt;/owner_id&gt;</text:span></text:p>
            <text:p text:style-name="P2"><text:span text:style-name="T3"><text:s text:c="2"/></text:span><text:span text:style-name="T3">&lt;global_uptime&gt;5 minutes&lt;/global uptime&gt;</text:span></text:p>
            <text:p text:style-name="P2"><text:span text:style-name="T3"><text:s text:c="2"/></text:span><text:span text:style-name="T3">&lt;uptime_1st_instance_running&gt;5 minutes&lt;/global uptime&gt;</text:span></text:p>
            <text:p text:style-name="P2"><text:span text:style-name="T3"><text:s text:c="2"/></text:span><text:span text:style-name="T3">&lt;scheduled_for_deletion&gt;false&lt;/scheduled_for_deletion&gt;</text:span></text:p>
            <text:p text:style-name="P2"><text:span text:style-name="T3"><text:s text:c="2"/></text:span><text:span text:style-name="T3">&lt;uuid&gt;67160b40-1e5d-11e2-8ad5-52540053d8d3&lt;/uuid&gt;</text:span></text:p>
            <text:p text:style-name="P2"><text:span text:style-name="T3"><text:s text:c="2"/></text:span><text:span text:style-name="T3">&lt;deployable-xml&gt;</text:span></text:p>
            <text:p text:style-name="P2"><text:span text:style-name="T3"><text:s text:c="4"/></text:span><text:span text:style-name="T3">&lt;deployable version="1.0" name="f16-dep"&gt;</text:span></text:p>
            <text:p text:style-name="P2"><text:span text:style-name="T3"><text:s text:c="6"/></text:span><text:span text:style-name="T3">&lt;description/&gt;</text:span></text:p>
            <text:p text:style-name="P2"><text:span text:style-name="T3"><text:s text:c="6"/></text:span><text:span text:style-name="T3">&lt;assemblies&gt;</text:span></text:p>
            <text:p text:style-name="P2"><text:span text:style-name="T3"><text:s text:c="8"/></text:span><text:span text:style-name="T3">&lt;assembly name="f16" hwp="small-x86_64"&gt;</text:span></text:p>
            <text:p text:style-name="P2"><text:span text:style-name="T3"><text:s text:c="10"/></text:span><text:span text:style-name="T3">&lt;image id="51a42ec2-1e5d-11e2-8ad5-52540053d8d3"/&gt;</text:span></text:p>
            <text:p text:style-name="P2"><text:span text:style-name="T3"><text:s text:c="8"/></text:span><text:span text:style-name="T3">&lt;/assembly&gt;</text:span></text:p>
            <text:p text:style-name="P2"><text:span text:style-name="T3"><text:s text:c="6"/></text:span><text:span text:style-name="T3">&lt;/assemblies&gt;</text:span></text:p>
            <text:p text:style-name="P2"><text:span text:style-name="T3"><text:s text:c="4"/></text:span><text:span text:style-name="T3">&lt;/deployable&gt;</text:span></text:p>
            <text:p text:style-name="P2"><text:span text:style-name="T3"><text:s text:c="2"/></text:span><text:span text:style-name="T3">&lt;/deployable-xml&gt;</text:span></text:p>
            <text:p text:style-name="P2"><text:span text:style-name="T3"><text:s text:c="2"/></text:span><text:span text:style-name="T3">&lt;history&gt; &lt;!-- events --&gt;</text:span></text:p>
            <text:p text:style-name="P2"><text:span text:style-name="T3">&lt;/deployment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ments - Update</text:span></text:p>
          </draw:text-box>
        </draw:frame>
        <draw:frame presentation:style-name="pr2" draw:text-style-name="P5" draw:layer="layout" svg:width="24.639cm" svg:height="13.379cm" svg:x="2.032cm" svg:y="4.48cm" presentation:class="subtitle" presentation:user-transformed="true">
          <draw:text-box>
            <text:p text:style-name="P2"><text:span text:style-name="T3">Name and state are the only fields that can be changed. </text:span></text:p>
            <text:p text:style-name="P2"><text:span text:style-name="T3"/></text:p>
            <text:p text:style-name="P2"><text:span text:style-name="T3">All other fields are read-only. </text:span></text:p>
            <text:p text:style-name="P2"><text:span text:style-name="T3"/></text:p>
            <text:p text:style-name="P2"><text:span text:style-name="T3">Changes to read-only fields will be ignored if it is something trivial like a create_at, or will result in an error message if say a change was made to associate the deployment with a different pool.</text:span></text:p>
            <text:p text:style-name="P2"><text:span text:style-name="T3"/></text:p>
            <text:p text:style-name="P2"><text:span text:style-name="T3">Instances are similar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ments - Update</text:span></text:p>
          </draw:text-box>
        </draw:frame>
        <draw:frame presentation:style-name="pr2" draw:text-style-name="P5" draw:layer="layout" svg:width="25.146cm" svg:height="12.179cm" svg:x="2.032cm" svg:y="5.079cm" presentation:class="subtitle" presentation:user-transformed="true">
          <draw:text-box>
            <text:p text:style-name="P2"><text:span text:style-name="T3"/></text:p>
            <text:p text:style-name="P2"><text:span text:style-name="T3">curl -X PUT https://localhost/conductor/api/deployments/1</text:span></text:p>
            <text:p text:style-name="P2"><text:span text:style-name="T3"/></text:p>
            <text:p text:style-name="P2"><text:span text:style-name="T3">&lt;deployment id='1'&gt;</text:span></text:p>
            <text:p text:style-name="P2"><text:span text:style-name="T3"><text:s text:c="2"/></text:span><text:span text:style-name="T3">&lt;name&gt;eastcoast-webserver1&lt;/name&gt;</text:span></text:p>
            <text:p text:style-name="P2"><text:span text:style-name="T3"><text:s text:c="2"/></text:span><text:span text:style-name="T3">&lt;state&gt;stopped&lt;/state&gt;</text:span></text:p>
            <text:p text:style-name="P2"><text:span text:style-name="T3"><text:s text:c="2"/></text:span><text:span text:style-name="T3">&lt;!-- other fields left unchanged have been omitted for brevity --&gt;</text:span></text:p>
            <text:p text:style-name="P2"><text:span text:style-name="T3">&lt;/deployment&gt;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ments – Update Response</text:span></text:p>
          </draw:text-box>
        </draw:frame>
        <draw:frame presentation:style-name="pr2" draw:text-style-name="P5" draw:layer="layout" svg:width="25.146cm" svg:height="15.186cm" svg:x="2.032cm" svg:y="3.576cm" presentation:class="subtitle" presentation:user-transformed="true">
          <draw:text-box>
            <text:p text:style-name="P2"><text:span text:style-name="T3"/></text:p>
            <text:p text:style-name="P2"><text:span text:style-name="T3">HTTP status 202 Accepted</text:span></text:p>
            <text:p text:style-name="P2"><text:span text:style-name="T3"/></text:p>
            <text:p text:style-name="P2"><text:span text:style-name="T3">&lt;deployment id='1'&gt;</text:span></text:p>
            <text:p text:style-name="P2"><text:span text:style-name="T3"><text:s text:c="2"/></text:span><text:span text:style-name="T3">&lt;name&gt;eastcoast-webserver1&lt;/name&gt;</text:span></text:p>
            <text:p text:style-name="P2"><text:span text:style-name="T3"><text:s text:c="2"/></text:span><text:span text:style-name="T3">&lt;state&gt;running&lt;/state&gt;</text:span></text:p>
            <text:p text:style-name="P2"><text:span text:style-name="T3"><text:s text:c="2"/></text:span><text:span text:style-name="T3">&lt;!-- other fields left unchanged have been omitted for brevity --&gt;</text:span></text:p>
            <text:p text:style-name="P2"><text:span text:style-name="T3"><text:s text:c="2"/></text:span><text:span text:style-name="T3">&lt;history&gt;</text:span></text:p>
            <text:p text:style-name="P2"><text:span text:style-name="T3"><text:s text:c="4"/></text:span><text:span text:style-name="T3">&lt;entry&gt;</text:span></text:p>
            <text:p text:style-name="P2"><text:span text:style-name="T3"><text:s text:c="6"/></text:span><text:span text:style-name="T3">&lt;time/&gt;</text:span></text:p>
            <text:p text:style-name="P2"><text:span text:style-name="T3"><text:s text:c="6"/></text:span><text:span text:style-name="T3">&lt;message&gt;state changed to shutting down&lt;/message&gt;</text:span></text:p>
            <text:p text:style-name="P2"><text:span text:style-name="T3"><text:s text:c="4"/></text:span><text:span text:style-name="T3">&lt;/entry&gt;</text:span></text:p>
            <text:p text:style-name="P2"><text:span text:style-name="T3"><text:s text:c="2"/></text:span><text:span text:style-name="T3">&lt;/history&gt; <text:s/></text:span></text:p>
            <text:p text:style-name="P2"><text:span text:style-name="T3">&lt;/deployment&gt;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Deployments - Delete</text:span></text:p>
          </draw:text-box>
        </draw:frame>
        <draw:frame presentation:style-name="pr2" draw:text-style-name="P5" draw:layer="layout" svg:width="24.639cm" svg:height="18.099cm" svg:x="2.286cm" svg:y="4.79cm" presentation:class="subtitle" presentation:user-transformed="true">
          <draw:text-box>
            <text:p text:style-name="P2"><text:span text:style-name="T3">Request:</text:span></text:p>
            <text:p text:style-name="P2"><text:span text:style-name="T3"/></text:p>
            <text:p text:style-name="P2"><text:span text:style-name="T3">curl -X DELETE <text:s/>http://localhost/conductor/api/deployments/1</text:span></text:p>
            <text:p text:style-name="P2"><text:span text:style-name="T3"/></text:p>
            <text:p text:style-name="P2"><text:span text:style-name="T3">Response:</text:span></text:p>
            <text:p text:style-name="P2"><text:span text:style-name="T3"/></text:p>
            <text:p text:style-name="P2"><text:span text:style-name="T3">If success, HTTP Status </text:span><text:span text:style-name="T6">202 Accepted</text:span></text:p>
            <text:p text:style-name="P2"><text:span text:style-name="T3"/></text:p>
            <text:p text:style-name="P2"><text:span text:style-name="T3">If failure, HTTP Status 404</text:span></text:p>
            <text:p text:style-name="P2"><text:span text:style-name="T3"/></text:p>
            <text:p text:style-name="P2"><text:span text:style-name="T3">&lt;error&gt;</text:span></text:p>
            <text:p text:style-name="P2"><text:span text:style-name="T3"><text:s text:c="2"/></text:span><text:span text:style-name="T3">&lt;code&gt;RecordNotFound&lt;/code&gt;</text:span></text:p>
            <text:p text:style-name="P2"><text:span text:style-name="T3"><text:s text:c="2"/></text:span><text:span text:style-name="T3">&lt;message&gt;Couldn't find Deployment with ID=1&lt;/message&gt;</text:span></text:p>
            <text:p text:style-name="P2"><text:span text:style-name="T3">&lt;/error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Instances - Create</text:span></text:p>
          </draw:text-box>
        </draw:frame>
        <draw:frame presentation:style-name="pr2" draw:text-style-name="P7" draw:layer="layout" svg:width="24.639cm" svg:height="12.179cm" svg:x="2.032cm" svg:y="5.309cm" presentation:class="subtitle" presentation:user-transformed="true">
          <draw:text-box>
            <text:p text:style-name="P2"><text:span text:style-name="T3">Side effect of launching deployments</text:span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Instances – List</text:span></text:p>
          </draw:text-box>
        </draw:frame>
        <draw:frame presentation:style-name="pr2" draw:text-style-name="P5" draw:layer="layout" svg:width="26.417cm" svg:height="15.105cm" svg:x="1.269cm" svg:y="4.064cm" presentation:class="subtitle" presentation:user-transformed="true">
          <draw:text-box>
            <text:p text:style-name="P2"><text:span text:style-name="T3">curl -X GET <text:s/>https://localhost/conductor/api/deployments/1/instances</text:span></text:p>
            <text:p text:style-name="P2"><text:span text:style-name="T3">or</text:span></text:p>
            <text:p text:style-name="P2"><text:span text:style-name="T3">curl -X GET https://localhost/conductor/api/instances</text:span></text:p>
            <text:p text:style-name="P2"><text:span text:style-name="T3"/></text:p>
            <text:p text:style-name="P2"><text:span text:style-name="T3">&lt;instances&gt;</text:span></text:p>
            <text:p text:style-name="P2"><text:span text:style-name="T3"><text:s text:c="2"/></text:span><text:span text:style-name="T3">&lt;instance id='1' href='https://localhost/conductor/api/deployments/1/instances/1'&gt;&lt;/instance&gt;</text:span></text:p>
            <text:p text:style-name="P2"><text:span text:style-name="T3"><text:s text:c="2"/></text:span><text:span text:style-name="T3">&lt;instance id='2' href='https://localhost/conductor/api/deployments/1/instances/2'&gt;&lt;/instance&gt;</text:span></text:p>
            <text:p text:style-name="P2"><text:span text:style-name="T3"><text:s text:c="2"/></text:span><text:span text:style-name="T3">&lt;instance id='3' href='https://localhost/conductor/api/deployments/1/instances/3'&gt;&lt;/instance&gt;</text:span></text:p>
            <text:p text:style-name="P2"><text:span text:style-name="T3">&lt;/instances&gt;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Instances – Show</text:span></text:p>
          </draw:text-box>
        </draw:frame>
        <draw:frame presentation:style-name="pr2" draw:text-style-name="P5" draw:layer="layout" svg:width="26.417cm" svg:height="16.993cm" svg:x="1.269cm" svg:y="3.12cm" presentation:class="subtitle" presentation:user-transformed="true">
          <draw:text-box>
            <text:p text:style-name="P2"><text:span text:style-name="T3">curl -X GET <text:s/>https://localhost/conductor/api/deployments/1/instances/1</text:span></text:p>
            <text:p text:style-name="P2"><text:span text:style-name="T3"/></text:p>
            <text:p text:style-name="P2"><text:span text:style-name="T3">&lt;instance id='1' href='https://localhost/conductor/api/deployments/1/instances/1'&gt;</text:span></text:p>
            <text:p text:style-name="P2"><text:span text:style-name="T3"><text:s text:c="2"/></text:span><text:span text:style-name="T3">&lt;name&gt;deployment1-f16&lt;/name&gt;</text:span></text:p>
            <text:p text:style-name="P2"><text:span text:style-name="T3"><text:s text:c="2"/></text:span><text:span text:style-name="T3">&lt;external_key&gt;inst3&lt;/external_key&gt;</text:span></text:p>
            <text:p text:style-name="P2"><text:span text:style-name="T3"><text:s text:c="2"/></text:span><text:span text:style-name="T3">&lt;state&gt;running&lt;/state&gt;</text:span></text:p>
            <text:p text:style-name="P2"><text:span text:style-name="T3"><text:s text:c="2"/></text:span><text:span text:style-name="T3">&lt;available_states&gt;</text:span></text:p>
            <text:p text:style-name="P2"><text:span text:style-name="T3"><text:s text:c="4"/></text:span><text:span text:style-name="T3">&lt;state&gt;stopped&lt;/state&gt;</text:span></text:p>
            <text:p text:style-name="P2"><text:span text:style-name="T3"><text:s text:c="4"/></text:span><text:span text:style-name="T3">&lt;state&gt;reboot&lt;/state&gt;</text:span></text:p>
            <text:p text:style-name="P2"><text:span text:style-name="T3"><text:s text:c="2"/></text:span><text:span text:style-name="T3">&lt;/available_states&gt;</text:span></text:p>
            <text:p text:style-name="P2"><text:span text:style-name="T3"><text:s text:c="2"/></text:span><text:span text:style-name="T3">&lt;hardware_profile id='1' href='https://localhost/conductor/api/hardware_profiles/1'/&gt;</text:span></text:p>
            <text:p text:style-name="P2"><text:span text:style-name="T3"><text:s text:c="2"/></text:span><text:span text:style-name="T3">&lt;frontend_realm&gt; &lt;!-- optional --&gt;</text:span></text:p>
            <text:p text:style-name="P2"><text:span text:style-name="T3"><text:s text:c="2"/></text:span><text:span text:style-name="T3">&lt;owner_id&gt;1&lt;/owner_id&gt;</text:span></text:p>
            <text:p text:style-name="P2"><text:span text:style-name="T3"><text:s text:c="2"/></text:span><text:span text:style-name="T3">&lt;pool id='1' href='https://localhost/conductor/api/pools/1'/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2" draw:text-style-name="P7" draw:layer="layout" svg:width="26.417cm" svg:height="17.937cm" svg:x="1.269cm" svg:y="2.648cm" presentation:class="subtitle" presentation:user-transformed="true">
          <draw:text-box>
            <text:p text:style-name="P2"><text:span text:style-name="T3">&lt;provider_account id='1' href='https://localhost/conductor/api/provider_accounts/1'/&gt;</text:span></text:p>
            <text:p text:style-name="P2"><text:span text:style-name="T3"><text:s text:c="2"/></text:span><text:span text:style-name="T3">&lt;public_addresses/&gt;</text:span></text:p>
            <text:p text:style-name="P2"><text:span text:style-name="T3"><text:s text:c="2"/></text:span><text:span text:style-name="T3">&lt;private_addresses/&gt;</text:span></text:p>
            <text:p text:style-name="P2"><text:span text:style-name="T3"><text:s text:c="2"/></text:span><text:span text:style-name="T3">&lt;created_at&gt;2012-10-25 04:35:28.608573&lt;/created_at&gt;</text:span></text:p>
            <text:p text:style-name="P2"><text:span text:style-name="T3"><text:s text:c="2"/></text:span><text:span text:style-name="T3">&lt;updated_at&gt;2012-10-25 04:35:35.976259&lt;/updated_at&gt;</text:span></text:p>
            <text:p text:style-name="P2"><text:span text:style-name="T3"><text:s text:c="2"/></text:span><text:span text:style-name="T3">&lt;deployment id='1' href='https://localhost/conductor/api/deployments/1'/&gt;</text:span></text:p>
            <text:p text:style-name="P2"><text:span text:style-name="T3"><text:s text:c="2"/></text:span><text:span text:style-name="T3">&lt;assembly_xml&gt;</text:span></text:p>
            <text:p text:style-name="P2"><text:span text:style-name="T3"><text:s text:c="4"/></text:span><text:span text:style-name="T3">&lt;assembly name="f16" hwp="small-x86_64"&gt; </text:span></text:p>
            <text:p text:style-name="P2"><text:span text:style-name="T3"><text:s text:c="6"/></text:span><text:span text:style-name="T3">&lt;image id="51a42ec2-1e5d-11e2-8ad5-52540053d8d3"/&gt;</text:span></text:p>
            <text:p text:style-name="P2"><text:span text:style-name="T3"><text:s text:c="4"/></text:span><text:span text:style-name="T3">&lt;/assembly&gt;</text:span></text:p>
            <text:p text:style-name="P2"><text:span text:style-name="T3"><text:s text:c="2"/></text:span><text:span text:style-name="T3">&lt;/assembly_xml&gt;</text:span></text:p>
            <text:p text:style-name="P2"><text:span text:style-name="T3"><text:s text:c="2"/></text:span><text:span text:style-name="T3">&lt;instance_config_xml/&gt;</text:span></text:p>
            <text:p text:style-name="P2"><text:span text:style-name="T3"><text:s text:c="2"/></text:span><text:span text:style-name="T3">&lt;image_uuid&gt;51a42ec2-1e5d-11e2-8ad5-52540053d8d3&lt;/image_uuid&gt;</text:span></text:p>
            <text:p text:style-name="P2"><text:span text:style-name="T3"><text:s text:c="2"/></text:span><text:span text:style-name="T3">&lt;image_build_uuid&gt;67293e4a-1e5d-11e2-8ad5-52540053d8d&lt;/image_uuid&gt;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2" draw:text-style-name="P7" draw:layer="layout" svg:width="26.417cm" svg:height="17.937cm" svg:x="1.269cm" svg:y="2.648cm" presentation:class="subtitle" presentation:user-transformed="true">
          <draw:text-box>
            <text:p text:style-name="P2"><text:span text:style-name="T3">&lt;provider_image_uuid/&gt;</text:span></text:p>
            <text:p text:style-name="P2"><text:span text:style-name="T3"><text:s text:c="2"/></text:span><text:span text:style-name="T3">&lt;provider_instance_id/&gt;</text:span></text:p>
            <text:p text:style-name="P2"><text:span text:style-name="T3"><text:s text:c="2"/></text:span><text:span text:style-name="T3">&lt;user_data/&gt;</text:span></text:p>
            <text:p text:style-name="P2"><text:span text:style-name="T3"><text:s text:c="2"/></text:span><text:span text:style-name="T3">&lt;ssh_key href='https://localhost/conductor/api/instances/1/key'/&gt;</text:span></text:p>
            <text:p text:style-name="P2"><text:span text:style-name="T3"><text:s text:c="2"/></text:span><text:span text:style-name="T3">&lt;ssh_key_name&gt;deployment1_f16_1351209384_key_23412322&lt;/ssh_key_name&gt;</text:span></text:p>
            <text:p text:style-name="P2"><text:span text:style-name="T3"><text:s text:c="2"/></text:span><text:span text:style-name="T3">&lt;history&gt;</text:span></text:p>
            <text:p text:style-name="P2"><text:span text:style-name="T3"><text:s text:c="4"/></text:span><text:span text:style-name="T3">&lt;entry&gt;</text:span></text:p>
            <text:p text:style-name="P2"><text:span text:style-name="T3"><text:s text:c="6"/></text:span><text:span text:style-name="T3">&lt;time&gt;2012-10-25 23:56:21&lt;/time&gt;</text:span></text:p>
            <text:p text:style-name="P2"><text:span text:style-name="T3"><text:s text:c="6"/></text:span><text:span text:style-name="T3">&lt;message&gt;created&lt;/message&gt;</text:span></text:p>
            <text:p text:style-name="P2"><text:span text:style-name="T3"><text:s text:c="4"/></text:span><text:span text:style-name="T3">&lt;/entry&gt;</text:span></text:p>
            <text:p text:style-name="P2"><text:span text:style-name="T3"><text:s text:c="4"/></text:span><text:span text:style-name="T3">&lt;entry&gt;</text:span></text:p>
            <text:p text:style-name="P2"><text:span text:style-name="T3"><text:s text:c="6"/></text:span><text:span text:style-name="T3">&lt;time&gt;2012-10-25 23:56:24&lt;/time&gt;</text:span></text:p>
            <text:p text:style-name="P2"><text:span text:style-name="T3"><text:s text:c="6"/></text:span><text:span text:style-name="T3">&lt;message&gt;state changed to running&lt;/message&gt;</text:span></text:p>
            <text:p text:style-name="P2"><text:span text:style-name="T3"><text:s text:c="4"/></text:span><text:span text:style-name="T3">&lt;/entry&gt;</text:span></text:p>
            <text:p text:style-name="P2"><text:span text:style-name="T3"><text:s text:c="2"/></text:span><text:span text:style-name="T3">&lt;history&gt;</text:span></text:p>
            <text:p text:style-name="P2"><text:span text:style-name="T3">&lt;/instance&gt;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Instances – Update</text:span></text:p>
          </draw:text-box>
        </draw:frame>
        <draw:frame presentation:style-name="pr2" draw:text-style-name="P5" draw:layer="layout" svg:width="26.417cm" svg:height="12.179cm" svg:x="1.269cm" svg:y="5.527cm" presentation:class="subtitle" presentation:user-transformed="true">
          <draw:text-box>
            <text:p text:style-name="P2"><text:span text:style-name="T3">curl -X PUT https://localhost/conductor/api/instances/1</text:span></text:p>
            <text:p text:style-name="P2"><text:span text:style-name="T3"/></text:p>
            <text:p text:style-name="P2"><text:span text:style-name="T3">&lt;instance id='1'&gt;</text:span></text:p>
            <text:p text:style-name="P2"><text:span text:style-name="T3"><text:s text:c="2"/></text:span><text:span text:style-name="T3">&lt;name&gt;new-instance-name&lt;/name&gt;</text:span></text:p>
            <text:p text:style-name="P2"><text:span text:style-name="T3"><text:s text:c="2"/></text:span><text:span text:style-name="T3">&lt;state&gt;stopped&lt;/state&gt;&lt;!-- or reboot --&gt;</text:span></text:p>
            <text:p text:style-name="P2"><text:span text:style-name="T3"><text:s text:c="2"/></text:span><text:span text:style-name="T3">&lt;!-- unchanged fields omitted for brevity --&gt;</text:span></text:p>
            <text:p text:style-name="P2"><text:span text:style-name="T3">&lt;/instance&gt;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1" draw:layer="layout" svg:width="25.199cm" svg:height="3.506cm" svg:x="1.725cm" svg:y="0cm" presentation:class="title" presentation:user-transformed="true">
          <draw:text-box>
            <text:p><text:span text:style-name="T1">Instances – Update Response</text:span></text:p>
          </draw:text-box>
        </draw:frame>
        <draw:frame presentation:style-name="pr2" draw:text-style-name="P5" draw:layer="layout" svg:width="26.417cm" svg:height="20.769cm" svg:x="1.269cm" svg:y="3.302cm" presentation:class="subtitle" presentation:user-transformed="true">
          <draw:text-box>
            <text:p text:style-name="P2"><text:span text:style-name="T3">HTTP Status 202, Accepted</text:span></text:p>
            <text:p text:style-name="P2"><text:span text:style-name="T3">&lt;instance id='1' href='https://localhost/conductor/api/deployments/1/instances/1'&gt;</text:span></text:p>
            <text:p text:style-name="P2"><text:span text:style-name="T3"><text:s text:c="2"/></text:span><text:span text:style-name="T3">&lt;name&gt;new-instance-name&lt;/name&gt;</text:span></text:p>
            <text:p text:style-name="P2"><text:span text:style-name="T3"><text:s text:c="2"/></text:span><text:span text:style-name="T3">&lt;external_key&gt;inst3&lt;/external_key&gt;</text:span></text:p>
            <text:p text:style-name="P2"><text:span text:style-name="T3"><text:s text:c="2"/></text:span><text:span text:style-name="T3">&lt;state&gt;running&lt;/state&gt;</text:span></text:p>
            <text:p text:style-name="P2"><text:span text:style-name="T3"><text:s text:c="2"/></text:span><text:span text:style-name="T3">&lt;hardware_profile id='1' href='https://localhost/conductor/api/hardware_profiles/1'/&gt;</text:span></text:p>
            <text:p text:style-name="P2"><text:span text:style-name="T3"><text:s text:c="2"/></text:span><text:span text:style-name="T3">&lt;!--snip--&gt;</text:span></text:p>
            <text:p text:style-name="P2"><text:span text:style-name="T3"><text:s text:c="2"/></text:span><text:span text:style-name="T3">&lt;history&gt;</text:span></text:p>
            <text:p text:style-name="P2"><text:span text:style-name="T3"><text:s text:c="4"/></text:span><text:span text:style-name="T3">&lt;!--snip--&gt;</text:span></text:p>
            <text:p text:style-name="P2"><text:span text:style-name="T3"><text:s text:c="4"/></text:span><text:span text:style-name="T3">&lt;entry&gt;</text:span></text:p>
            <text:p text:style-name="P2"><text:span text:style-name="T3"><text:s text:c="6"/></text:span><text:span text:style-name="T3">&lt;time&gt;2012-10-26 01:00:00&lt;/time&gt;</text:span></text:p>
            <text:p text:style-name="P2"><text:span text:style-name="T3"><text:s text:c="6"/></text:span><text:span text:style-name="T3">&lt;message&gt;Instance new-instance-name stop action queued&lt;/message&gt;</text:span></text:p>
            <text:p text:style-name="P2"><text:span text:style-name="T3"><text:s text:c="4"/></text:span><text:span text:style-name="T3">&lt;/entry&gt;</text:span></text:p>
            <text:p text:style-name="P2"><text:span text:style-name="T3"><text:s text:c="2"/></text:span><text:span text:style-name="T3">&lt;/history&gt;</text:span></text:p>
            <text:p text:style-name="P2"><text:span text:style-name="T3">&lt;/instance&gt;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Next Gen Aeolus CLI</text:span></text:p>
          </draw:text-box>
        </draw:frame>
        <draw:frame presentation:style-name="pr6" draw:text-style-name="P5" draw:layer="layout" svg:width="24.639cm" svg:height="14.719cm" svg:x="1.524cm" svg:y="5.093cm" presentation:class="subtitle" presentation:user-transformed="true">
          <draw:text-box>
            <text:p text:style-name="P2"><text:span text:style-name="T3">Developer: Crag Wolfe</text:span></text:p>
            <text:p text:style-name="P2"><text:span text:style-name="T3"/></text:p>
            <text:p text:style-name="P2"><text:span text:style-name="T3">Repo: https://github.com/aeolus-incubator/thor-cli</text:span></text:p>
            <text:p text:style-name="P2"><text:span text:style-name="T3"/></text:p>
            <text:p text:style-name="P2"><text:span text:style-name="T3">Uses the Thor framework and ActiveResource </text:span></text:p>
            <text:p text:style-name="P2"><text:span text:style-name="T3"/></text:p>
            <text:p text:style-name="P2"><text:span text:style-name="T3">More about Thor: https://github.com/wycats/thor</text:span></text:p>
            <text:p text:style-name="P2"><text:span text:style-name="T4"><text:s/>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What's wrong the current client?</text:span></text:p>
          </draw:text-box>
        </draw:frame>
        <draw:frame presentation:style-name="pr6" draw:text-style-name="P5" draw:layer="layout" svg:width="24.639cm" svg:height="14.719cm" svg:x="1.524cm" svg:y="5.094cm" presentation:class="subtitle" presentation:user-transformed="true">
          <draw:text-box>
            <text:p text:style-name="P2"><text:span text:style-name="T3">* Uses optparse instead of the more feature-rich library.</text:span></text:p>
            <text:p text:style-name="P2"><text:span text:style-name="T3"/></text:p>
            <text:p text:style-name="P2"><text:span text:style-name="T3">* Was not designed in a way to easily allow extending it to other types of subcommands. </text:span></text:p>
            <text:p text:style-name="P2"><text:span text:style-name="T3"/></text:p>
            <text:p text:style-name="P2"><text:span text:style-name="T3">* Error handling and reporting is less than ideal. <text:s/>Stack traces are buried, never to be found.</text:span></text:p>
            <text:p text:style-name="P2"><text:span text:style-name="T3"/></text:p>
            <text:p text:style-name="P2"><text:span text:style-name="T3">* Ideally the stack trace would be logged somewhere, or the tool tells the user in the terminal what file to find the stack trace in .</text:span></text:p>
            <text:p text:style-name="P2"><text:span text:style-name="T3"/></text:p>
            <text:p text:style-name="P2"><text:span text:style-name="T3">* Display of data is not so great.</text:span><text:span text:style-name="T4"> </text:span></text:p>
            <text:p text:style-name="P2"><text:span text:style-name="T4"><text:s/>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New Client</text:span></text:p>
          </draw:text-box>
        </draw:frame>
        <draw:frame presentation:style-name="pr6" draw:text-style-name="P5" draw:layer="layout" svg:width="24.639cm" svg:height="14.719cm" svg:x="1.524cm" svg:y="5.094cm" presentation:class="subtitle" presentation:user-transformed="true">
          <draw:text-box>
            <text:p text:style-name="P2"><text:span text:style-name="T3">Creates a Thor client framework that can be used to add additional sub commands.</text:span></text:p>
            <text:p text:style-name="P2"><text:span text:style-name="T3"/></text:p>
            <text:p text:style-name="P2"><text:span text:style-name="T3">Uses Thor to parse and describe command line options and sub commands.</text:span></text:p>
            <text:p text:style-name="P2"><text:span text:style-name="T3"/></text:p>
            <text:p text:style-name="P2"><text:span text:style-name="T3">Communicates with the Conductor API through ActiveResource in XML format.</text:span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Example</text:span></text:p>
          </draw:text-box>
        </draw:frame>
        <draw:frame presentation:style-name="pr6" draw:text-style-name="P5" draw:layer="layout" svg:width="25.908cm" svg:height="15.114cm" svg:x="1.524cm" svg:y="5.136cm" presentation:class="subtitle" presentation:user-transformed="true">
          <draw:text-box>
            <text:p text:style-name="P2"><text:span text:style-name="T13">$ aeolus</text:span></text:p>
            <text:p text:style-name="P2"><text:span text:style-name="T13">Tasks:</text:span></text:p>
            <text:p text:style-name="P2"><text:span text:style-name="T13"><text:s text:c="2"/></text:span><text:span text:style-name="T13">aeolus help [TASK] <text:s text:c="6"/></text:span></text:p>
            <text:p text:style-name="P2"><text:span text:style-name="T13"><text:s text:c="2"/></text:span><text:span text:style-name="T13">aeolus provider <text:s text:c="8"/></text:span></text:p>
            <text:p text:style-name="P2"><text:span text:style-name="T13"><text:s text:c="2"/></text:span><text:span text:style-name="T13">aeolus provider_account <text:s/></text:span></text:p>
            <text:p text:style-name="P2"><text:span text:style-name="T13"/></text:p>
            <text:p text:style-name="P2"><text:span text:style-name="T13">$ aeolus provider</text:span></text:p>
            <text:p text:style-name="P2"><text:span text:style-name="T13">Tasks:</text:span></text:p>
            <text:p text:style-name="P2"><text:span text:style-name="T13"><text:s text:c="2"/></text:span><text:span text:style-name="T13">aeolus provider add PROVIDER_NAME -t, --provider-type=PROVIDER_TYPE <text:s/># Add a provider</text:span></text:p>
            <text:p text:style-name="P2"><text:span text:style-name="T13"><text:s text:c="2"/></text:span><text:span text:style-name="T13">aeolus provider help [COMMAND] <text:s text:c="39"/></text:span></text:p>
            <text:p text:style-name="P2"><text:span text:style-name="T13"><text:s text:c="2"/></text:span><text:span text:style-name="T13">aeolus provider list <text:s text:c="48"/></text:span></text:p>
            <text:p text:style-name="P2"><text:span text:style-name="T1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Example – List Providers</text:span></text:p>
          </draw:text-box>
        </draw:frame>
        <draw:frame presentation:style-name="pr6" draw:text-style-name="P5" draw:layer="layout" svg:width="25.908cm" svg:height="14.719cm" svg:x="1.524cm" svg:y="5.334cm" presentation:class="subtitle" presentation:user-transformed="true">
          <draw:text-box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</draw:text-box>
        </draw:frame>
        <draw:frame draw:style-name="gr8" draw:text-style-name="P10" draw:layer="layout" svg:width="22.926cm" svg:height="14.986cm" svg:x="2.22cm" svg:y="4.064cm">
          <draw:text-box>
            <text:p><text:span text:style-name="T14">require 'aeolus_cli/common_cli'</text:span></text:p>
            <text:p><text:span text:style-name="T14">require 'aeolus_cli/model/provider'</text:span></text:p>
            <text:p><text:span text:style-name="T14"/></text:p>
            <text:p><text:span text:style-name="T14">class AeolusCli::Provider &lt; AeolusCli::CommonCli</text:span></text:p>
            <text:p><text:span text:style-name="T14"/></text:p>
            <text:p><text:span text:style-name="T14"><text:s text:c="2"/></text:span><text:span text:style-name="T14">desc "list", "List all providers"</text:span></text:p>
            <text:p><text:span text:style-name="T14"><text:s text:c="2"/></text:span><text:span text:style-name="T14">def list</text:span></text:p>
            <text:p><text:span text:style-name="T14"><text:s text:c="4"/></text:span><text:span text:style-name="T14">providers = AeolusCli::Model::Provider.all</text:span></text:p>
            <text:p><text:span text:style-name="T14"><text:s text:c="4"/></text:span><text:span text:style-name="T14">print_table( { :name =&gt; "Name",</text:span></text:p>
            <text:p><text:span text:style-name="T14"><text:s text:c="19"/></text:span><text:span text:style-name="T14">:provider_type =&gt; "Provider Type",</text:span></text:p>
            <text:p><text:span text:style-name="T14"><text:s text:c="19"/></text:span><text:span text:style-name="T14">:deltacloud_provider =&gt; "Deltacloud Provider",</text:span></text:p>
            <text:p><text:span text:style-name="T14"><text:s text:c="19"/></text:span><text:span text:style-name="T14">:url =&gt; "Deltacloud url" },</text:span></text:p>
            <text:p><text:span text:style-name="T14"><text:s text:c="17"/></text:span><text:span text:style-name="T14">providers )</text:span></text:p>
            <text:p><text:span text:style-name="T14"><text:s text:c="2"/></text:span><text:span text:style-name="T14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Example – Add Provider</text:span></text:p>
          </draw:text-box>
        </draw:frame>
        <draw:frame presentation:style-name="pr6" draw:text-style-name="P5" draw:layer="layout" svg:width="25.908cm" svg:height="14.719cm" svg:x="1.524cm" svg:y="5.334cm" presentation:class="subtitle" presentation:user-transformed="true">
          <draw:text-box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</draw:text-box>
        </draw:frame>
        <draw:frame draw:style-name="gr9" draw:text-style-name="P10" draw:layer="layout" svg:width="28.383cm" svg:height="15.894cm" svg:x="1.27cm" svg:y="4.064cm">
          <draw:text-box>
            <text:p><text:span text:style-name="T14"><text:s text:c="2"/></text:span><text:span text:style-name="T14">desc "add PROVIDER_NAME", "Add a provider"</text:span></text:p>
            <text:p><text:span text:style-name="T14"><text:s text:c="2"/></text:span><text:span text:style-name="T14">method_option :provider_type, :type =&gt; :string, :required =&gt; true,</text:span></text:p>
            <text:p><text:span text:style-name="T14"><text:s text:c="4"/></text:span><text:span text:style-name="T14">:aliases =&gt; "-t", :desc =&gt; 'E.g. ec2, vsphere, mock, rhevm...'</text:span></text:p>
            <text:p><text:span text:style-name="T14"><text:s text:c="2"/></text:span><text:span text:style-name="T14">method_option :deltacloud_url, :type =&gt; :string</text:span></text:p>
            <text:p><text:span text:style-name="T14"><text:s text:c="2"/></text:span><text:span text:style-name="T14">method_option :deltacloud_provider, :type =&gt; :string</text:span></text:p>
            <text:p><text:span text:style-name="T14"/></text:p>
            <text:p><text:span text:style-name="T14"><text:s text:c="2"/></text:span><text:span text:style-name="T14">def add(provider_name) <text:s text:c="105"/></text:span></text:p>
            <text:p><text:span text:style-name="T14"><text:s text:c="4"/></text:span><text:span text:style-name="T14">p = AeolusCli::Model::Provider.new(:name =&gt; provider_name,</text:span></text:p>
            <text:p><text:span text:style-name="T14"><text:s text:c="9"/></text:span><text:span text:style-name="T14">:url =&gt; options[:deltacloud_url],</text:span></text:p>
            <text:p><text:span text:style-name="T14"><text:s text:c="9"/></text:span><text:span text:style-name="T14">:provider_type =&gt; provider_type(options[:provider_type]),</text:span></text:p>
            <text:p><text:span text:style-name="T14"><text:s text:c="9"/></text:span><text:span text:style-name="T14">:deltacloud_provider =&gt; options[:deltacloud_provider])</text:span></text:p>
            <text:p><text:span text:style-name="T14"><text:s text:c="4"/></text:span><text:span text:style-name="T14">if !p.save</text:span></text:p>
            <text:p><text:span text:style-name="T14"><text:s text:c="6"/></text:span><text:span text:style-name="T14">self.shell.say "ERROR: <text:s/>Conductor was unable to save the provider"</text:span></text:p>
            <text:p><text:span text:style-name="T14"><text:s text:c="6"/></text:span><text:span text:style-name="T14">self.shell.say p.errors.full_messages</text:span></text:p>
            <text:p><text:span text:style-name="T14"><text:s text:c="6"/></text:span><text:span text:style-name="T14">exit(1)</text:span></text:p>
            <text:p><text:span text:style-name="T14"><text:s text:c="4"/></text:span><text:span text:style-name="T14">else</text:span></text:p>
            <text:p><text:span text:style-name="T14"><text:s text:c="6"/></text:span><text:span text:style-name="T14">self.shell.say "Provider #{provider_name} added with id #{p.id}"</text:span></text:p>
            <text:p><text:span text:style-name="T14"><text:s text:c="4"/></text:span><text:span text:style-name="T14">end</text:span></text:p>
            <text:p><text:span text:style-name="T14"><text:s text:c="2"/></text:span><text:span text:style-name="T14">end</text:span></text:p>
            <text:p><text:span text:style-name="T14"/></text:p>
            <text:p><text:span text:style-name="T14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1" draw:layer="layout" svg:width="25.199cm" svg:height="3.506cm" svg:x="1.471cm" svg:y="0.05cm" presentation:class="title" presentation:user-transformed="true">
          <draw:text-box>
            <text:p><text:span text:style-name="T1">What's Next</text:span></text:p>
          </draw:text-box>
        </draw:frame>
        <draw:frame presentation:style-name="pr6" draw:text-style-name="P5" draw:layer="layout" svg:width="25.908cm" svg:height="14.719cm" svg:x="1.524cm" svg:y="5.334cm" presentation:class="subtitle" presentation:user-transformed="true">
          <draw:text-box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</draw:text-box>
        </draw:frame>
        <draw:frame draw:style-name="gr8" draw:text-style-name="P10" draw:layer="layout" svg:width="22.926cm" svg:height="14.986cm" svg:x="2.22cm" svg:y="4.064cm">
          <draw:text-box>
            <text:p><text:span text:style-name="T3"><text:s text:c="2"/></text:span><text:span text:style-name="T3">* Error handling</text:span></text:p>
            <text:p><text:span text:style-name="T3"/></text:p>
            <text:p><text:span text:style-name="T3"><text:s text:c="2"/></text:span><text:span text:style-name="T3">* Configurable logging</text:span></text:p>
            <text:p><text:span text:style-name="T3"/></text:p>
            <text:p><text:span text:style-name="T3"><text:s text:c="2"/></text:span><text:span text:style-name="T3">* Internationalization for error messages</text:span></text:p>
            <text:p><text:span text:style-name="T3"/></text:p>
            <text:p><text:span text:style-name="T3"><text:s text:c="2"/></text:span><text:span text:style-name="T3">* As many sub commands as there are REST targets</text:span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31T14:29:46</meta:creation-date>
    <dc:date>2012-11-12T09:43:15</dc:date>
    <meta:editing-duration>P2DT17H33M29S</meta:editing-duration>
    <meta:editing-cycles>138</meta:editing-cycles>
    <meta:generator>LibreOffice/3.5$Linux_X86_64 LibreOffice_project/350m1$Build-2</meta:generator>
    <meta:document-statistic meta:object-count="368"/>
  </office:meta>
</office:document-meta>
</file>